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2" style:family="table-cell" style:parent-style-name="Default" style:data-style-name="N61"/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1"/>
    <style:style style:name="ce37" style:family="table-cell" style:parent-style-name="Default" style:data-style-name="N126"/>
    <style:style style:name="ce38" style:family="table-cell" style:parent-style-name="Default" style:data-style-name="N126">
      <style:text-properties fo:color="#00a65d" fo:font-weight="bold" style:font-weight-asian="bold" style:font-weight-complex="bold"/>
    </style:style>
    <style:style style:name="ce39" style:family="table-cell" style:parent-style-name="Default" style:data-style-name="N61">
      <style:text-properties fo:color="#ce181e" fo:font-weight="bold" style:font-weight-asian="bold" style:font-weight-complex="bold"/>
    </style:style>
    <style:style style:name="ce40" style:family="table-cell" style:parent-style-name="Default" style:data-style-name="N126">
      <style:text-properties fo:color="#ce181e" fo:font-weight="bold" style:font-weight-asian="bold" style:font-weight-complex="bold"/>
    </style:style>
    <style:style style:name="ce41" style:family="table-cell" style:parent-style-name="Default" style:data-style-name="N61">
      <style:text-properties fo:color="#00a65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8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36"/>
        <table:table-column table:style-name="co1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number-columns-repeated="2" table:default-cell-style-name="ce36"/>
        <table:table-column table:style-name="co1" table:number-columns-repeated="1010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bias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36" table:formula="of:=6/(PI()*([.A6]*0.000000001)^3)" office:value-type="float" office:value="1.5278874536822E+025" calcext:value-type="float">
            <text:p>1.53E+25</text:p>
          </table:table-cell>
          <table:table-cell table:style-name="ce36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36" table:formula="of:=6/(PI()*([.A7]*0.000000001)^3)" office:value-type="float" office:value="1.90985931710274E+021" calcext:value-type="float">
            <text:p>1.91E+21</text:p>
          </table:table-cell>
          <table:table-cell table:style-name="ce36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36" table:formula="of:=6/(PI()*([.A8]*0.000000001)^3)" office:value-type="float" office:value="5.65884242104517E+020" calcext:value-type="float">
            <text:p>5.66E+20</text:p>
          </table:table-cell>
          <table:table-cell table:style-name="ce36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36" table:formula="of:=6/(PI()*([.A9]*0.000000001)^3)" office:value-type="float" office:value="2.38732414637843E+020" calcext:value-type="float">
            <text:p>2.39E+20</text:p>
          </table:table-cell>
          <table:table-cell table:style-name="ce36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36" table:formula="of:=6/(PI()*([.A10]*0.000000001)^3)" office:value-type="float" office:value="1.22230996294576E+020" calcext:value-type="float">
            <text:p>1.22E+20</text:p>
          </table:table-cell>
          <table:table-cell table:style-name="ce36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36" table:formula="of:=6/(PI()*([.A11]*0.000000001)^3)" office:value-type="float" office:value="7.07355302630646E+019" calcext:value-type="float">
            <text:p>7.07E+19</text:p>
          </table:table-cell>
          <table:table-cell table:style-name="ce36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36" table:formula="of:=6/(PI()*([.A12]*0.000000001)^3)" office:value-type="float" office:value="8.84194128288307E+018" calcext:value-type="float">
            <text:p>8.84E+18</text:p>
          </table:table-cell>
          <table:table-cell table:style-name="ce36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36" table:formula="of:=6/(PI()*([.A13]*0.000000001)^3)" office:value-type="float" office:value="1.10524266036038E+018" calcext:value-type="float">
            <text:p>1.11E+18</text:p>
          </table:table-cell>
          <table:table-cell table:style-name="ce36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36" table:formula="of:=6/(PI()*([.A14]*0.000000001)^3)" office:value-type="float" office:value="1.38155332545048E+017" calcext:value-type="float">
            <text:p>1.38E+17</text:p>
          </table:table-cell>
          <table:table-cell table:style-name="ce36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36" table:formula="of:=6/(PI()*([.A15]*0.000000001)^3)" office:value-type="float" office:value="1.52788745368219E+016" calcext:value-type="float">
            <text:p>1.53E+16</text:p>
          </table:table-cell>
          <table:table-cell table:style-name="ce36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37" table:formula="of:=ABS([.I46]*[.K46])" office:value-type="float" office:value="1.8243922043446E+024" calcext:value-type="float">
            <text:p>1.82439E+24</text:p>
          </table:table-cell>
          <table:table-cell table:style-name="ce37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38" table:formula="of:=ABS([.I47]*[.K47])" office:value-type="float" office:value="1.8244402110523E+024" calcext:value-type="float">
            <text:p>1.82444E+24</text:p>
          </table:table-cell>
          <table:table-cell table:style-name="ce40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39" table:formula="of:=ABS([.I50]*[.K50])" office:value-type="float" office:value="50001177901401.8" calcext:value-type="float">
            <text:p>5.00E+13</text:p>
          </table:table-cell>
          <table:table-cell table:style-name="ce39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37" table:formula="of:=ABS([.I53]*[.K53])" office:value-type="float" office:value="1.8243946464577E+024" calcext:value-type="float">
            <text:p>1.82439E+24</text:p>
          </table:table-cell>
          <table:table-cell table:style-name="ce37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40" table:formula="of:=ABS([.I54]*[.K54])" office:value-type="float" office:value="1.82436855945395E+024" calcext:value-type="float">
            <text:p>1.82437E+24</text:p>
          </table:table-cell>
          <table:table-cell table:style-name="ce40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39" table:formula="of:=ABS([.I57]*[.K57])" office:value-type="float" office:value="1.07529560699337E+015" calcext:value-type="float">
            <text:p>1.08E+15</text:p>
          </table:table-cell>
          <table:table-cell table:style-name="ce41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36"/>
        <table:table-column table:style-name="co1" table:number-columns-repeated="2" table:default-cell-style-name="Default"/>
        <table:table-column table:style-name="co1" table:number-columns-repeated="2" table:default-cell-style-name="ce36"/>
        <table:table-column table:style-name="co1" table:number-columns-repeated="2" table:default-cell-style-name="Default"/>
        <table:table-column table:style-name="co1" table:number-columns-repeated="2" table:default-cell-style-name="ce36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bias</text:p>
          </table:table-cell>
          <table:table-cell table:style-name="ce30" office:value-type="string" calcext:value-type="string">
            <text:p>ci(1/m3)</text:p>
          </table:table-cell>
          <table:table-cell table:style-name="ce30" office:value-type="string" calcext:value-type="string">
            <text:p>cv(1/m3)</text:p>
          </table:table-cell>
          <table:table-cell table:style-name="ce30" office:value-type="string" calcext:value-type="string">
            <text:p>ji(1/s)</text:p>
          </table:table-cell>
          <table:table-cell table:style-name="ce30" office:value-type="string" calcext:value-type="string">
            <text:p>jv(1/s)</text:p>
          </table:table-cell>
          <table:table-cell table:style-name="ce30" office:value-type="string" calcext:value-type="string">
            <text:p>Di(m2/s)</text:p>
          </table:table-cell>
          <table:table-cell table:style-name="ce30" office:value-type="string" calcext:value-type="string">
            <text:p>Dv(m2/s)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36"/>
        <table:table-column table:style-name="co1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number-columns-repeated="2" table:default-cell-style-name="ce36"/>
        <table:table-column table:style-name="co1" table:number-columns-repeated="1010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bias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table:number-columns-repeated="1010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 table:style-name="ce48" office:value-type="float" office:value="0.0000000000028191731657826" calcext:value-type="float">
            <text:p>2.82E-12</text:p>
          </table:table-cell>
          <table:table-cell table:style-name="ce48" office:value-type="float" office:value="0.000000015612542141361" calcext:value-type="float">
            <text:p>1.56E-08</text:p>
          </table:table-cell>
          <table:table-cell table:style-name="ce48" office:value-type="float" office:value="0.00000000000022477374437091" calcext:value-type="float">
            <text:p>2.25E-13</text:p>
          </table:table-cell>
          <table:table-cell table:style-name="ce48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]/([.C2]*[.G2])" office:value-type="float" office:value="0.0797303787859065" calcext:value-type="float">
            <text:p>7.973E-02</text:p>
          </table:table-cell>
          <table:table-cell table:style-name="ce49" table:formula="of:=[.F2]/([.D2]*[.H2])" office:value-type="float" office:value="0.0795414268179359" calcext:value-type="float">
            <text:p>7.954E-02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ABS([.I2]*[.K2])" office:value-type="float" office:value="1.21819045424316E+024" calcext:value-type="float">
            <text:p>1.218E+24</text:p>
          </table:table-cell>
          <table:table-cell table:style-name="ce49" table:formula="of:=ABS([.J2]*[.L2])" office:value-type="float" office:value="1.21530348083105E+024" calcext:value-type="float">
            <text:p>1.215E+24</text:p>
          </table:table-cell>
          <table:table-cell table:style-name="ce47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3]/([.C3]*[.G3])" office:value-type="float" office:value="0.00958122858614698" calcext:value-type="float">
            <text:p>9.581E-03</text:p>
          </table:table-cell>
          <table:table-cell table:style-name="ce49" table:formula="of:=[.F3]/([.D3]*[.H3])" office:value-type="float" office:value="0.0095808258784457" calcext:value-type="float">
            <text:p>9.581E-03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ABS([.I3]*[.K3])" office:value-type="float" office:value="1.46390389476352E+020" calcext:value-type="float">
            <text:p>1.464E+20</text:p>
          </table:table-cell>
          <table:table-cell table:style-name="ce49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4]/([.C4]*[.G4])" office:value-type="float" office:value="0.00754885968930349" calcext:value-type="float">
            <text:p>7.549E-03</text:p>
          </table:table-cell>
          <table:table-cell table:style-name="ce49" table:formula="of:=[.F4]/([.D4]*[.H4])" office:value-type="float" office:value="0.00754862254886756" calcext:value-type="float">
            <text:p>7.549E-03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ABS([.I4]*[.K4])" office:value-type="float" office:value="9.22704640711526E+017" calcext:value-type="float">
            <text:p>9.227E+17</text:p>
          </table:table-cell>
          <table:table-cell table:style-name="ce49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5]/([.C5]*[.G5])" office:value-type="float" office:value="0.00754860349800086" calcext:value-type="float">
            <text:p>7.549E-03</text:p>
          </table:table-cell>
          <table:table-cell table:style-name="ce49" table:formula="of:=[.F5]/([.D5]*[.H5])" office:value-type="float" office:value="0.00754853186286628" calcext:value-type="float">
            <text:p>7.549E-03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ABS([.I5]*[.K5])" office:value-type="float" office:value="1.1533416577417E+017" calcext:value-type="float">
            <text:p>1.153E+17</text:p>
          </table:table-cell>
          <table:table-cell table:style-name="ce49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6]/([.C6]*[.G6])" office:value-type="float" office:value="0.00752376701021932" calcext:value-type="float">
            <text:p>7.524E-03</text:p>
          </table:table-cell>
          <table:table-cell table:style-name="ce49" table:formula="of:=[.F6]/([.D6]*[.H6])" office:value-type="float" office:value="0.0075735068459962" calcext:value-type="float">
            <text:p>7.574E-03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ABS([.I6]*[.K6])" office:value-type="float" office:value="1.43693365241776E+016" calcext:value-type="float">
            <text:p>1.437E+16</text:p>
          </table:table-cell>
          <table:table-cell table:style-name="ce49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7]/([.C7]*[.G7])" office:value-type="float" office:value="0.00754856115200341" calcext:value-type="float">
            <text:p>7.549E-03</text:p>
          </table:table-cell>
          <table:table-cell table:style-name="ce49" table:formula="of:=[.F7]/([.D7]*[.H7])" office:value-type="float" office:value="0.00754857352692202" calcext:value-type="float">
            <text:p>7.549E-03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ABS([.I7]*[.K7])" office:value-type="float" office:value="1802086230859192" calcext:value-type="float">
            <text:p>1.802E+15</text:p>
          </table:table-cell>
          <table:table-cell table:style-name="ce49" table:formula="of:=ABS([.J7]*[.L7])" office:value-type="float" office:value="1802089185153390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8]/([.C8]*[.G8])" office:value-type="float" office:value="0.00754223555387714" calcext:value-type="float">
            <text:p>7.542E-03</text:p>
          </table:table-cell>
          <table:table-cell table:style-name="ce49" table:formula="of:=[.F8]/([.D8]*[.H8])" office:value-type="float" office:value="0.00755490607744127" calcext:value-type="float">
            <text:p>7.555E-03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ABS([.I8]*[.K8])" office:value-type="float" office:value="533504031272438" calcext:value-type="float">
            <text:p>5.335E+14</text:p>
          </table:table-cell>
          <table:table-cell table:style-name="ce49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9]/([.C9]*[.G9])" office:value-type="float" office:value="0.00754802575062022" calcext:value-type="float">
            <text:p>7.548E-03</text:p>
          </table:table-cell>
          <table:table-cell table:style-name="ce49" table:formula="of:=[.F9]/([.D9]*[.H9])" office:value-type="float" office:value="0.00754910899569843" calcext:value-type="float">
            <text:p>7.549E-03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ABS([.I9]*[.K9])" office:value-type="float" office:value="225244801649273" calcext:value-type="float">
            <text:p>2.252E+14</text:p>
          </table:table-cell>
          <table:table-cell table:style-name="ce49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0]/([.C10]*[.G10])" office:value-type="float" office:value="0.00754592676972118" calcext:value-type="float">
            <text:p>7.546E-03</text:p>
          </table:table-cell>
          <table:table-cell table:style-name="ce49" table:formula="of:=[.F10]/([.D10]*[.H10])" office:value-type="float" office:value="0.00755120903958535" calcext:value-type="float">
            <text:p>7.551E-03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ABS([.I10]*[.K10])" office:value-type="float" office:value="115293268378616" calcext:value-type="float">
            <text:p>1.153E+14</text:p>
          </table:table-cell>
          <table:table-cell table:style-name="ce49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47" office:value-type="float" office:value="5" calcext:value-type="float">
            <text:p>5</text:p>
          </table:table-cell>
          <table:table-cell table:style-name="ce48" office:value-type="float" office:value="0.0000000000028191546925754" calcext:value-type="float">
            <text:p>2.82E-12</text:p>
          </table:table-cell>
          <table:table-cell table:style-name="ce48" office:value-type="float" office:value="0.000000016391319537468" calcext:value-type="float">
            <text:p>1.64E-08</text:p>
          </table:table-cell>
          <table:table-cell table:style-name="ce48" office:value-type="float" office:value="0.00000000000022477266721532" calcext:value-type="float">
            <text:p>2.25E-13</text:p>
          </table:table-cell>
          <table:table-cell table:style-name="ce48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3]/([.C13]*[.G13])" office:value-type="float" office:value="0.0797305191543008" calcext:value-type="float">
            <text:p>7.973E-02</text:p>
          </table:table-cell>
          <table:table-cell table:style-name="ce49" table:formula="of:=[.F13]/([.D13]*[.H13])" office:value-type="float" office:value="0.0795504039533173" calcext:value-type="float">
            <text:p>7.955E-02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ABS([.I13]*[.K13])" office:value-type="float" office:value="1.21819259891424E+024" calcext:value-type="float">
            <text:p>1.218E+24</text:p>
          </table:table-cell>
          <table:table-cell table:style-name="ce49" table:formula="of:=ABS([.J13]*[.L13])" office:value-type="float" office:value="1.21544064135624E+024" calcext:value-type="float">
            <text:p>1.215E+24</text:p>
          </table:table-cell>
          <table:table-cell table:style-name="ce47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4]/([.C14]*[.G14])" office:value-type="float" office:value="0.00967897082477828" calcext:value-type="float">
            <text:p>9.679E-03</text:p>
          </table:table-cell>
          <table:table-cell table:style-name="ce49" table:formula="of:=[.F14]/([.D14]*[.H14])" office:value-type="float" office:value="0.00953813949731245" calcext:value-type="float">
            <text:p>9.538E-03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ABS([.I14]*[.K14])" office:value-type="float" office:value="1.47883780877347E+020" calcext:value-type="float">
            <text:p>1.479E+20</text:p>
          </table:table-cell>
          <table:table-cell table:style-name="ce49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5]/([.C15]*[.G15])" office:value-type="float" office:value="0.00955778278318376" calcext:value-type="float">
            <text:p>9.558E-03</text:p>
          </table:table-cell>
          <table:table-cell table:style-name="ce49" table:formula="of:=[.F15]/([.D15]*[.H15])" office:value-type="float" office:value="0.0063386981348109" calcext:value-type="float">
            <text:p>6.339E-03</text:p>
          </table:table-cell>
          <table:table-cell table:style-name="ce49" table:formula="of:=6/(PI()*([.A15]*0.000000001)^3)" office:value-type="float" office:value="1.90985931710274E+021" calcext:value-type="float">
            <text:p>1.910E+21</text:p>
          </table:table-cell>
          <table:table-cell table:style-name="ce49" table:formula="of:=6/(PI()*([.A15]*0.000000001)^3)" office:value-type="float" office:value="1.90985931710274E+021" calcext:value-type="float">
            <text:p>1.910E+21</text:p>
          </table:table-cell>
          <table:table-cell table:style-name="ce49" table:formula="of:=ABS([.I15]*[.K15])" office:value-type="float" office:value="1.82540204993077E+019" calcext:value-type="float">
            <text:p>1.825E+19</text:p>
          </table:table-cell>
          <table:table-cell table:style-name="ce49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6]/([.C16]*[.G16])" office:value-type="float" office:value="0.0113990299254768" calcext:value-type="float">
            <text:p>1.140E-02</text:p>
          </table:table-cell>
          <table:table-cell table:style-name="ce49" table:formula="of:=[.F16]/([.D16]*[.H16])" office:value-type="float" office:value="0.00513836984613771" calcext:value-type="float">
            <text:p>5.138E-03</text:p>
          </table:table-cell>
          <table:table-cell table:style-name="ce49" table:formula="of:=6/(PI()*([.A16]*0.000000001)^3)" office:value-type="float" office:value="5.65884242104517E+020" calcext:value-type="float">
            <text:p>5.659E+20</text:p>
          </table:table-cell>
          <table:table-cell table:style-name="ce49" table:formula="of:=6/(PI()*([.A16]*0.000000001)^3)" office:value-type="float" office:value="5.65884242104517E+020" calcext:value-type="float">
            <text:p>5.659E+20</text:p>
          </table:table-cell>
          <table:table-cell table:style-name="ce49" table:formula="of:=ABS([.I16]*[.K16])" office:value-type="float" office:value="6.45053141010513E+018" calcext:value-type="float">
            <text:p>6.451E+18</text:p>
          </table:table-cell>
          <table:table-cell table:style-name="ce49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7]/([.C17]*[.G17])" office:value-type="float" office:value="0.0146747213612957" calcext:value-type="float">
            <text:p>1.467E-02</text:p>
          </table:table-cell>
          <table:table-cell table:style-name="ce49" table:formula="of:=[.F17]/([.D17]*[.H17])" office:value-type="float" office:value="0.00402212465917702" calcext:value-type="float">
            <text:p>4.022E-03</text:p>
          </table:table-cell>
          <table:table-cell table:style-name="ce49" table:formula="of:=6/(PI()*([.A17]*0.000000001)^3)" office:value-type="float" office:value="2.38732414637843E+020" calcext:value-type="float">
            <text:p>2.387E+20</text:p>
          </table:table-cell>
          <table:table-cell table:style-name="ce49" table:formula="of:=6/(PI()*([.A17]*0.000000001)^3)" office:value-type="float" office:value="2.38732414637843E+020" calcext:value-type="float">
            <text:p>2.387E+20</text:p>
          </table:table-cell>
          <table:table-cell table:style-name="ce49" table:formula="of:=ABS([.I17]*[.K17])" office:value-type="float" office:value="3.50333166471966E+018" calcext:value-type="float">
            <text:p>3.503E+18</text:p>
          </table:table-cell>
          <table:table-cell table:style-name="ce49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7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8]/([.C18]*[.G18])" office:value-type="float" office:value="0.0138985377067119" calcext:value-type="float">
            <text:p>1.390E-02</text:p>
          </table:table-cell>
          <table:table-cell table:style-name="ce49" table:formula="of:=[.F18]/([.D18]*[.H18])" office:value-type="float" office:value="0.00430436966055858" calcext:value-type="float">
            <text:p>4.304E-03</text:p>
          </table:table-cell>
          <table:table-cell table:style-name="ce49" table:formula="of:=6/(PI()*([.A18]*0.000000001)^3)" office:value-type="float" office:value="1.22230996294576E+020" calcext:value-type="float">
            <text:p>1.222E+20</text:p>
          </table:table-cell>
          <table:table-cell table:style-name="ce49" table:formula="of:=6/(PI()*([.A18]*0.000000001)^3)" office:value-type="float" office:value="1.22230996294576E+020" calcext:value-type="float">
            <text:p>1.222E+20</text:p>
          </table:table-cell>
          <table:table-cell table:style-name="ce49" table:formula="of:=ABS([.I18]*[.K18])" office:value-type="float" office:value="1.69883211092912E+018" calcext:value-type="float">
            <text:p>1.699E+18</text:p>
          </table:table-cell>
          <table:table-cell table:style-name="ce49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19]/([.C19]*[.G19])" office:value-type="float" office:value="0.0396239450814177" calcext:value-type="float">
            <text:p>3.962E-02</text:p>
          </table:table-cell>
          <table:table-cell table:style-name="ce49" table:formula="of:=[.F19]/([.D19]*[.H19])" office:value-type="float" office:value="0.001632590776457" calcext:value-type="float">
            <text:p>1.633E-03</text:p>
          </table:table-cell>
          <table:table-cell table:style-name="ce49" table:formula="of:=6/(PI()*([.A19]*0.000000001)^3)" office:value-type="float" office:value="1.52788745368219E+019" calcext:value-type="float">
            <text:p>1.528E+19</text:p>
          </table:table-cell>
          <table:table-cell table:style-name="ce49" table:formula="of:=6/(PI()*([.A19]*0.000000001)^3)" office:value-type="float" office:value="1.52788745368219E+019" calcext:value-type="float">
            <text:p>1.528E+19</text:p>
          </table:table-cell>
          <table:table-cell table:style-name="ce49" table:formula="of:=ABS([.I19]*[.K19])" office:value-type="float" office:value="6.05409285552904E+017" calcext:value-type="float">
            <text:p>6.054E+17</text:p>
          </table:table-cell>
          <table:table-cell table:style-name="ce49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7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0]/([.C20]*[.G20])" office:value-type="float" office:value="0.131286649164723" calcext:value-type="float">
            <text:p>1.313E-01</text:p>
          </table:table-cell>
          <table:table-cell table:style-name="ce49" table:formula="of:=[.F20]/([.D20]*[.H20])" office:value-type="float" office:value="0.000584399504811297" calcext:value-type="float">
            <text:p>5.844E-04</text:p>
          </table:table-cell>
          <table:table-cell table:style-name="ce49" table:formula="of:=6/(PI()*([.A20]*0.000000001)^3)" office:value-type="float" office:value="1.90985931710274E+018" calcext:value-type="float">
            <text:p>1.910E+18</text:p>
          </table:table-cell>
          <table:table-cell table:style-name="ce49" table:formula="of:=6/(PI()*([.A20]*0.000000001)^3)" office:value-type="float" office:value="1.90985931710274E+018" calcext:value-type="float">
            <text:p>1.910E+18</text:p>
          </table:table-cell>
          <table:table-cell table:style-name="ce49" table:formula="of:=ABS([.I20]*[.K20])" office:value-type="float" office:value="2.50739030118446E+017" calcext:value-type="float">
            <text:p>2.507E+17</text:p>
          </table:table-cell>
          <table:table-cell table:style-name="ce49" table:formula="of:=ABS([.J20]*[.L20])" office:value-type="float" office:value="1116120839174090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1]/([.C21]*[.G21])" office:value-type="float" office:value="0.425845923937546" calcext:value-type="float">
            <text:p>4.258E-01</text:p>
          </table:table-cell>
          <table:table-cell table:style-name="ce49" table:formula="of:=[.F21]/([.D21]*[.H21])" office:value-type="float" office:value="0.000239175866504147" calcext:value-type="float">
            <text:p>2.392E-04</text:p>
          </table:table-cell>
          <table:table-cell table:style-name="ce49" table:formula="of:=6/(PI()*([.A21]*0.000000001)^3)" office:value-type="float" office:value="2.38732414637843E+017" calcext:value-type="float">
            <text:p>2.387E+17</text:p>
          </table:table-cell>
          <table:table-cell table:style-name="ce49" table:formula="of:=6/(PI()*([.A21]*0.000000001)^3)" office:value-type="float" office:value="2.38732414637843E+017" calcext:value-type="float">
            <text:p>2.387E+17</text:p>
          </table:table-cell>
          <table:table-cell table:style-name="ce49" table:formula="of:=ABS([.I21]*[.K21])" office:value-type="float" office:value="1.01663225685293E+017" calcext:value-type="float">
            <text:p>1.017E+17</text:p>
          </table:table-cell>
          <table:table-cell table:style-name="ce49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47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2]/([.C22]*[.G22])" office:value-type="float" office:value="0.830013062595649" calcext:value-type="float">
            <text:p>8.300E-01</text:p>
          </table:table-cell>
          <table:table-cell table:style-name="ce49" table:formula="of:=[.F22]/([.D22]*[.H22])" office:value-type="float" office:value="0.00015002461971965" calcext:value-type="float">
            <text:p>1.500E-04</text:p>
          </table:table-cell>
          <table:table-cell table:style-name="ce49" table:formula="of:=6/(PI()*([.A22]*0.000000001)^3)" office:value-type="float" office:value="7.07355302630646E+016" calcext:value-type="float">
            <text:p>7.074E+16</text:p>
          </table:table-cell>
          <table:table-cell table:style-name="ce49" table:formula="of:=6/(PI()*([.A22]*0.000000001)^3)" office:value-type="float" office:value="7.07355302630646E+016" calcext:value-type="float">
            <text:p>7.074E+16</text:p>
          </table:table-cell>
          <table:table-cell table:style-name="ce49" table:formula="of:=ABS([.I22]*[.K22])" office:value-type="float" office:value="5.87114141079735E+016" calcext:value-type="float">
            <text:p>5.871E+16</text:p>
          </table:table-cell>
          <table:table-cell table:style-name="ce49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3]/([.C23]*[.G23])" office:value-type="float" office:value="1.31571408629562" calcext:value-type="float">
            <text:p>1.316E+00</text:p>
          </table:table-cell>
          <table:table-cell table:style-name="ce49" table:formula="of:=[.F23]/([.D23]*[.H23])" office:value-type="float" office:value="0.000109816335248415" calcext:value-type="float">
            <text:p>1.098E-04</text:p>
          </table:table-cell>
          <table:table-cell table:style-name="ce49" table:formula="of:=6/(PI()*([.A23]*0.000000001)^3)" office:value-type="float" office:value="2.98415518297304E+016" calcext:value-type="float">
            <text:p>2.984E+16</text:p>
          </table:table-cell>
          <table:table-cell table:style-name="ce49" table:formula="of:=6/(PI()*([.A23]*0.000000001)^3)" office:value-type="float" office:value="2.98415518297304E+016" calcext:value-type="float">
            <text:p>2.984E+16</text:p>
          </table:table-cell>
          <table:table-cell table:style-name="ce49" table:formula="of:=ABS([.I23]*[.K23])" office:value-type="float" office:value="3.92629500992972E+016" calcext:value-type="float">
            <text:p>3.926E+16</text:p>
          </table:table-cell>
          <table:table-cell table:style-name="ce49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47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49" table:formula="of:=[.E24]/([.C24]*[.G24])" office:value-type="float" office:value="1.8550738570014" calcext:value-type="float">
            <text:p>1.855E+00</text:p>
          </table:table-cell>
          <table:table-cell table:style-name="ce49" table:formula="of:=[.F24]/([.D24]*[.H24])" office:value-type="float" office:value="0.000087145441528738" calcext:value-type="float">
            <text:p>8.715E-05</text:p>
          </table:table-cell>
          <table:table-cell table:style-name="ce49" table:formula="of:=6/(PI()*([.A24]*0.000000001)^3)" office:value-type="float" office:value="1.52788745368219E+016" calcext:value-type="float">
            <text:p>1.528E+16</text:p>
          </table:table-cell>
          <table:table-cell table:style-name="ce49" table:formula="of:=6/(PI()*([.A24]*0.000000001)^3)" office:value-type="float" office:value="1.52788745368219E+016" calcext:value-type="float">
            <text:p>1.528E+16</text:p>
          </table:table-cell>
          <table:table-cell table:style-name="ce49" table:formula="of:=ABS([.I24]*[.K24])" office:value-type="float" office:value="2.83434407176628E+016" calcext:value-type="float">
            <text:p>2.834E+16</text:p>
          </table:table-cell>
          <table:table-cell table:style-name="ce49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6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37" table:formula="of:=ABS([.I56]*[.K56])" office:value-type="string" office:string-value="" calcext:value-type="error">
            <text:p>#DIV/0!</text:p>
          </table:table-cell>
          <table:table-cell table:style-name="ce37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38" table:formula="of:=ABS([.I57]*[.K57])" office:value-type="string" office:string-value="" calcext:value-type="error">
            <text:p>#DIV/0!</text:p>
          </table:table-cell>
          <table:table-cell table:style-name="ce4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39" table:formula="of:=ABS([.I60]*[.K60])" office:value-type="string" office:string-value="" calcext:value-type="error">
            <text:p>#DIV/0!</text:p>
          </table:table-cell>
          <table:table-cell table:style-name="ce39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37" table:formula="of:=ABS([.I63]*[.K63])" office:value-type="string" office:string-value="" calcext:value-type="error">
            <text:p>#DIV/0!</text:p>
          </table:table-cell>
          <table:table-cell table:style-name="ce37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40" table:formula="of:=ABS([.I64]*[.K64])" office:value-type="string" office:string-value="" calcext:value-type="error">
            <text:p>#DIV/0!</text:p>
          </table:table-cell>
          <table:table-cell table:style-name="ce40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39" table:formula="of:=ABS([.I67]*[.K67])" office:value-type="string" office:string-value="" calcext:value-type="error">
            <text:p>#DIV/0!</text:p>
          </table:table-cell>
          <table:table-cell table:style-name="ce41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1011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office:value-type="string" calcext:value-type="string">
            <text:p>bias</text:p>
          </table:table-cell>
          <table:table-cell table:style-name="ce30" table:number-columns-repeated="4"/>
          <table:table-cell/>
          <table:table-cell table:style-name="ce30" table:number-columns-repeated="1005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]/([.B2]*[.F2])" office:value-type="float" office:value="0.0477728591537615" calcext:value-type="float">
            <text:p>4.777E-02</text:p>
          </table:table-cell>
          <table:table-cell table:style-name="ce49" table:formula="of:=[.E2]/([.C2]*[.G2])" office:value-type="float" office:value="0.0477674360656003" calcext:value-type="float">
            <text:p>4.777E-02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ABS([.H2]*[.J2])" office:value-type="float" office:value="7.29915521275589E+023" calcext:value-type="float">
            <text:p>7.299E+23</text:p>
          </table:table-cell>
          <table:table-cell table:style-name="ce49" table:formula="of:=ABS([.I2]*[.K2])" office:value-type="float" office:value="7.29832662591971E+023" calcext:value-type="float">
            <text:p>7.298E+23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4"/>
          <table:table-cell/>
          <table:table-cell table:style-name="ce47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3]/([.B3]*[.F3])" office:value-type="float" office:value="0.00413868559769514" calcext:value-type="float">
            <text:p>4.139E-03</text:p>
          </table:table-cell>
          <table:table-cell table:style-name="ce49" table:formula="of:=[.E3]/([.C3]*[.G3])" office:value-type="float" office:value="0.00413859072016638" calcext:value-type="float">
            <text:p>4.139E-03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ABS([.H3]*[.J3])" office:value-type="float" office:value="6.3234457994536E+019" calcext:value-type="float">
            <text:p>6.323E+19</text:p>
          </table:table-cell>
          <table:table-cell table:style-name="ce49" table:formula="of:=ABS([.I3]*[.K3])" office:value-type="float" office:value="6.32330083726776E+019" calcext:value-type="float">
            <text:p>6.323E+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4]/([.B4]*[.F4])" office:value-type="float" office:value="0.000400555165165765" calcext:value-type="float">
            <text:p>4.006E-04</text:p>
          </table:table-cell>
          <table:table-cell table:style-name="ce49" table:formula="of:=[.E4]/([.C4]*[.G4])" office:value-type="float" office:value="0.000400541178445809" calcext:value-type="float">
            <text:p>4.005E-04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ABS([.H4]*[.J4])" office:value-type="float" office:value="4.89602569091497E+016" calcext:value-type="float">
            <text:p>4.896E+16</text:p>
          </table:table-cell>
          <table:table-cell table:style-name="ce49" table:formula="of:=ABS([.I4]*[.K4])" office:value-type="float" office:value="4.89585472984346E+016" calcext:value-type="float">
            <text:p>4.896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5]/([.B5]*[.F5])" office:value-type="float" office:value="0.000130998149973548" calcext:value-type="float">
            <text:p>1.310E-04</text:p>
          </table:table-cell>
          <table:table-cell table:style-name="ce49" table:formula="of:=[.E5]/([.C5]*[.G5])" office:value-type="float" office:value="0.00013101556925112" calcext:value-type="float">
            <text:p>1.310E-04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ABS([.H5]*[.J5])" office:value-type="float" office:value="2.00150429800163E+015" calcext:value-type="float">
            <text:p>2.002E+15</text:p>
          </table:table-cell>
          <table:table-cell table:style-name="ce49" table:formula="of:=ABS([.I5]*[.K5])" office:value-type="float" office:value="2001770444958166" calcext:value-type="float">
            <text:p>2.002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6]/([.B6]*[.F6])" office:value-type="float" office:value="0.0000430943200861861" calcext:value-type="float">
            <text:p>4.309E-05</text:p>
          </table:table-cell>
          <table:table-cell table:style-name="ce49" table:formula="of:=[.E6]/([.C6]*[.G6])" office:value-type="float" office:value="0.0000430964122240505" calcext:value-type="float">
            <text:p>4.310E-05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ABS([.H6]*[.J6])" office:value-type="float" office:value="82304088730810.4" calcext:value-type="float">
            <text:p>8.230E+13</text:p>
          </table:table-cell>
          <table:table-cell table:style-name="ce49" table:formula="of:=ABS([.I6]*[.K6])" office:value-type="float" office:value="82308084419803.3" calcext:value-type="float">
            <text:p>8.231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7]/([.B7]*[.F7])" office:value-type="float" office:value="0.0000146505548878853" calcext:value-type="float">
            <text:p>1.465E-05</text:p>
          </table:table-cell>
          <table:table-cell table:style-name="ce49" table:formula="of:=[.E7]/([.C7]*[.G7])" office:value-type="float" office:value="0.0000146288314503867" calcext:value-type="float">
            <text:p>1.463E-05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ABS([.H7]*[.J7])" office:value-type="float" office:value="3497562344169.1" calcext:value-type="float">
            <text:p>3.498E+12</text:p>
          </table:table-cell>
          <table:table-cell table:style-name="ce49" table:formula="of:=ABS([.I7]*[.K7])" office:value-type="float" office:value="3492376255480.84" calcext:value-type="float">
            <text:p>3.492E+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8]/([.B8]*[.F8])" office:value-type="float" office:value="0.00000798927330819408" calcext:value-type="float">
            <text:p>7.989E-06</text:p>
          </table:table-cell>
          <table:table-cell table:style-name="ce49" table:formula="of:=[.E8]/([.C8]*[.G8])" office:value-type="float" office:value="0.00000797853898414421" calcext:value-type="float">
            <text:p>7.979E-0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ABS([.H8]*[.J8])" office:value-type="float" office:value="565125483871.657" calcext:value-type="float">
            <text:p>5.651E+11</text:p>
          </table:table-cell>
          <table:table-cell table:style-name="ce49" table:formula="of:=ABS([.I8]*[.K8])" office:value-type="float" office:value="564366185767.973" calcext:value-type="float">
            <text:p>5.644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9]/([.B9]*[.F9])" office:value-type="float" office:value="0.00000527860856731269" calcext:value-type="float">
            <text:p>5.279E-06</text:p>
          </table:table-cell>
          <table:table-cell table:style-name="ce49" table:formula="of:=[.E9]/([.C9]*[.G9])" office:value-type="float" office:value="0.00000526627987661407" calcext:value-type="float">
            <text:p>5.266E-0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ABS([.H9]*[.J9])" office:value-type="float" office:value="157521871150.32" calcext:value-type="float">
            <text:p>1.575E+11</text:p>
          </table:table-cell>
          <table:table-cell table:style-name="ce49" table:formula="of:=ABS([.I9]*[.K9])" office:value-type="float" office:value="157153963887.845" calcext:value-type="float">
            <text:p>1.572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6" table:number-columns-repeated="2"/>
          <table:table-cell table:style-name="ce36" office:value-type="float" office:value="1.0836726442539E-017" calcext:value-type="float">
            <text:p>1.08E-17</text:p>
          </table:table-cell>
          <table:table-cell table:style-name="ce36" office:value-type="float" office:value="1.0073185469941E-017" calcext:value-type="float">
            <text:p>1.01E-17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0]/([.B10]*[.F10])" office:value-type="string" office:string-value="" calcext:value-type="error">
            <text:p>#DIV/0!</text:p>
          </table:table-cell>
          <table:table-cell table:style-name="ce49" table:formula="of:=[.E10]/([.C10]*[.G10])" office:value-type="string" office:string-value="" calcext:value-type="error">
            <text:p>#DIV/0!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ABS([.H10]*[.J10])" office:value-type="string" office:string-value="" calcext:value-type="error">
            <text:p>#DIV/0!</text:p>
          </table:table-cell>
          <table:table-cell table:style-name="ce49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36"/>
          <table:table-cell table:number-columns-repeated="1012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3]/([.B13]*[.F13])" office:value-type="float" office:value="0.0477720505982079" calcext:value-type="float">
            <text:p>4.777E-02</text:p>
          </table:table-cell>
          <table:table-cell table:style-name="ce49" table:formula="of:=[.E13]/([.C13]*[.G13])" office:value-type="float" office:value="0.0477676965907831" calcext:value-type="float">
            <text:p>4.777E-02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ABS([.H13]*[.J13])" office:value-type="float" office:value="7.29903167456728E+023" calcext:value-type="float">
            <text:p>7.299E+23</text:p>
          </table:table-cell>
          <table:table-cell table:style-name="ce49" table:formula="of:=ABS([.I13]*[.K13])" office:value-type="float" office:value="7.29836643123553E+023" calcext:value-type="float">
            <text:p>7.298E+23</text:p>
          </table:table-cell>
          <table:table-cell table:style-name="ce47" office:value-type="float" office:value="5" calcext:value-type="float">
            <text:p>5</text:p>
          </table:table-cell>
          <table:table-cell table:style-name="ce47" table:number-columns-repeated="4"/>
          <table:table-cell/>
          <table:table-cell table:style-name="ce47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4]/([.B14]*[.F14])" office:value-type="float" office:value="0.00409819536613452" calcext:value-type="float">
            <text:p>4.098E-03</text:p>
          </table:table-cell>
          <table:table-cell table:style-name="ce49" table:formula="of:=[.E14]/([.C14]*[.G14])" office:value-type="float" office:value="0.00416184991345501" calcext:value-type="float">
            <text:p>4.162E-03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ABS([.H14]*[.J14])" office:value-type="float" office:value="6.26158128265543E+019" calcext:value-type="float">
            <text:p>6.262E+19</text:p>
          </table:table-cell>
          <table:table-cell table:style-name="ce49" table:formula="of:=ABS([.I14]*[.K14])" office:value-type="float" office:value="6.35883826687624E+019" calcext:value-type="float">
            <text:p>6.359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5]/([.B15]*[.F15])" office:value-type="float" office:value="0.000224414516188875" calcext:value-type="float">
            <text:p>2.244E-04</text:p>
          </table:table-cell>
          <table:table-cell table:style-name="ce49" table:formula="of:=[.E15]/([.C15]*[.G15])" office:value-type="float" office:value="0.000603482437550771" calcext:value-type="float">
            <text:p>6.035E-04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ABS([.H15]*[.J15])" office:value-type="float" office:value="2.74304098967314E+016" calcext:value-type="float">
            <text:p>2.743E+16</text:p>
          </table:table-cell>
          <table:table-cell table:style-name="ce49" table:formula="of:=ABS([.I15]*[.K15])" office:value-type="float" office:value="7.37642595881097E+016" calcext:value-type="float">
            <text:p>7.376E+16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6]/([.B16]*[.F16])" office:value-type="float" office:value="0.000013321210152061" calcext:value-type="float">
            <text:p>1.332E-05</text:p>
          </table:table-cell>
          <table:table-cell table:style-name="ce49" table:formula="of:=[.E16]/([.C16]*[.G16])" office:value-type="float" office:value="0.000397367142863192" calcext:value-type="float">
            <text:p>3.974E-04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ABS([.H16]*[.J16])" office:value-type="float" office:value="203533098591978" calcext:value-type="float">
            <text:p>2.035E+14</text:p>
          </table:table-cell>
          <table:table-cell table:style-name="ce49" table:formula="of:=ABS([.I16]*[.K16])" office:value-type="float" office:value="6071322720862115" calcext:value-type="float">
            <text:p>6.071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7]/([.B17]*[.F17])" office:value-type="float" office:value="0.00000110069675265968" calcext:value-type="float">
            <text:p>1.101E-06</text:p>
          </table:table-cell>
          <table:table-cell table:style-name="ce49" table:formula="of:=[.E17]/([.C17]*[.G17])" office:value-type="float" office:value="0.000230650708711368" calcext:value-type="float">
            <text:p>2.307E-04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ABS([.H17]*[.J17])" office:value-type="float" office:value="2102175948371.81" calcext:value-type="float">
            <text:p>2.102E+12</text:p>
          </table:table-cell>
          <table:table-cell table:style-name="ce49" table:formula="of:=ABS([.I17]*[.K17])" office:value-type="float" office:value="440510405028757" calcext:value-type="float">
            <text:p>4.405E+14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8]/([.B18]*[.F18])" office:value-type="float" office:value="0.000000616608722383553" calcext:value-type="float">
            <text:p>6.166E-07</text:p>
          </table:table-cell>
          <table:table-cell table:style-name="ce49" table:formula="of:=[.E18]/([.C18]*[.G18])" office:value-type="float" office:value="0.000117958212070496" calcext:value-type="float">
            <text:p>1.180E-04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ABS([.H18]*[.J18])" office:value-type="float" office:value="147204489181.381" calcext:value-type="float">
            <text:p>1.472E+11</text:p>
          </table:table-cell>
          <table:table-cell table:style-name="ce49" table:formula="of:=ABS([.I18]*[.K18])" office:value-type="float" office:value="28160448793952.2" calcext:value-type="float">
            <text:p>2.816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9]/([.B19]*[.F19])" office:value-type="float" office:value="0.000000659901861267646" calcext:value-type="float">
            <text:p>6.599E-07</text:p>
          </table:table-cell>
          <table:table-cell table:style-name="ce49" table:formula="of:=[.E19]/([.C19]*[.G19])" office:value-type="float" office:value="0.0000771066510754957" calcext:value-type="float">
            <text:p>7.711E-05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ABS([.H19]*[.J19])" office:value-type="float" office:value="46678508078.3503" calcext:value-type="float">
            <text:p>4.668E+10</text:p>
          </table:table-cell>
          <table:table-cell table:style-name="ce49" table:formula="of:=ABS([.I19]*[.K19])" office:value-type="float" office:value="5454179850634.29" calcext:value-type="float">
            <text:p>5.454E+12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0]/([.B20]*[.F20])" office:value-type="float" office:value="0.00000074500841496544" calcext:value-type="float">
            <text:p>7.450E-07</text:p>
          </table:table-cell>
          <table:table-cell table:style-name="ce49" table:formula="of:=[.E20]/([.C20]*[.G20])" office:value-type="float" office:value="0.000056756112504039" calcext:value-type="float">
            <text:p>5.676E-05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ABS([.H20]*[.J20])" office:value-type="float" office:value="22232207228.7764" calcext:value-type="float">
            <text:p>2.223E+10</text:p>
          </table:table-cell>
          <table:table-cell table:style-name="ce49" table:formula="of:=ABS([.I20]*[.K20])" office:value-type="float" office:value="1693690472943.29" calcext:value-type="float">
            <text:p>1.694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6" office:value-type="float" office:value="0.00000000000092664291868469" calcext:value-type="float">
            <text:p>9.27E-13</text:p>
          </table:table-cell>
          <table:table-cell table:style-name="ce36" office:value-type="float" office:value="0.000013256212337718" calcext:value-type="float">
            <text:p>1.33E-05</text:p>
          </table:table-cell>
          <table:table-cell table:style-name="ce36" office:value-type="float" office:value="7.7133104717544E-019" calcext:value-type="float">
            <text:p>7.71E-19</text:p>
          </table:table-cell>
          <table:table-cell table:style-name="ce36" office:value-type="float" office:value="0.00000000000010609309679031" calcext:value-type="float">
            <text:p>1.06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office:value-type="float" office:value="0.000000832392965642359" calcext:value-type="float">
            <text:p>8.324E-07</text:p>
          </table:table-cell>
          <table:table-cell table:style-name="ce49" office:value-type="float" office:value="0.0000442169822790207" calcext:value-type="float">
            <text:p>4.422E-05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ABS([.H21]*[.J21])" office:value-type="float" office:value="12718027687.3827" calcext:value-type="float">
            <text:p>1.272E+10</text:p>
          </table:table-cell>
          <table:table-cell table:style-name="ce49" table:formula="of:=ABS([.I21]*[.K21])" office:value-type="float" office:value="675585724638.034" calcext:value-type="float">
            <text:p>6.756E+1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36"/>
          <table:table-cell/>
          <table:table-cell table:style-name="ce36" table:number-columns-repeated="2"/>
          <table:table-cell/>
          <table:table-cell table:style-name="ce36"/>
          <table:table-cell/>
          <table:table-cell table:style-name="Default" table:number-columns-repeated="2"/>
          <table:table-cell table:style-name="ce36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36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7"/>
          <table:table-cell table:style-name="ce36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36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36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36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36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36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36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36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36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36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36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36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36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37" table:formula="of:=ABS([.I53]*[.K53])" office:value-type="string" office:string-value="" calcext:value-type="error">
            <text:p>#DIV/0!</text:p>
          </table:table-cell>
          <table:table-cell table:style-name="ce37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38" table:formula="of:=ABS([.I54]*[.K54])" office:value-type="string" office:string-value="" calcext:value-type="error">
            <text:p>#DIV/0!</text:p>
          </table:table-cell>
          <table:table-cell table:style-name="ce40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36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39" table:formula="of:=ABS([.I57]*[.K57])" office:value-type="string" office:string-value="" calcext:value-type="error">
            <text:p>#DIV/0!</text:p>
          </table:table-cell>
          <table:table-cell table:style-name="ce39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37" table:formula="of:=ABS([.I60]*[.K60])" office:value-type="string" office:string-value="" calcext:value-type="error">
            <text:p>#DIV/0!</text:p>
          </table:table-cell>
          <table:table-cell table:style-name="ce37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40" table:formula="of:=ABS([.I61]*[.K61])" office:value-type="string" office:string-value="" calcext:value-type="error">
            <text:p>#DIV/0!</text:p>
          </table:table-cell>
          <table:table-cell table:style-name="ce40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36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39" table:formula="of:=ABS([.I64]*[.K64])" office:value-type="string" office:string-value="" calcext:value-type="error">
            <text:p>#DIV/0!</text:p>
          </table:table-cell>
          <table:table-cell table:style-name="ce4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10 Ion.H2:Ion.H10 Ion.A2:Ion.A10 Ion.I2:Ion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1 Ion.H13:Ion.H21 Ion.A13:Ion.A21 Ion.I13:Ion.I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L13:Ion.L21 Ion.A13:Ion.A21 Ion.M13:Ion.M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L2:Ion.L10 Ion.A2:Ion.A10 Ion.M2:Ion.M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1011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office:value-type="string" calcext:value-type="string">
            <text:p>bias</text:p>
          </table:table-cell>
          <table:table-cell/>
          <table:table-cell table:style-name="ce30" table:number-columns-repeated="1009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]/([.B2]*[.F2])" office:value-type="string" office:string-value="" calcext:value-type="error">
            <text:p>#DIV/0!</text:p>
          </table:table-cell>
          <table:table-cell table:style-name="ce49" table:formula="of:=[.E2]/([.C2]*[.G2])" office:value-type="string" office:string-value="" calcext:value-type="error">
            <text:p>#DIV/0!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ABS([.H2]*[.J2])" office:value-type="string" office:string-value="" calcext:value-type="error">
            <text:p>#DIV/0!</text:p>
          </table:table-cell>
          <table:table-cell table:style-name="ce49" table:formula="of:=ABS([.I2]*[.K2])" office:value-type="string" office:string-value="" calcext:value-type="error">
            <text:p>#DIV/0!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3]/([.B3]*[.F3])" office:value-type="string" office:string-value="" calcext:value-type="error">
            <text:p>#DIV/0!</text:p>
          </table:table-cell>
          <table:table-cell table:style-name="ce49" table:formula="of:=[.E3]/([.C3]*[.G3])" office:value-type="string" office:string-value="" calcext:value-type="error">
            <text:p>#DIV/0!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ABS([.H3]*[.J3])" office:value-type="string" office:string-value="" calcext:value-type="error">
            <text:p>#DIV/0!</text:p>
          </table:table-cell>
          <table:table-cell table:style-name="ce49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4]/([.B4]*[.F4])" office:value-type="string" office:string-value="" calcext:value-type="error">
            <text:p>#DIV/0!</text:p>
          </table:table-cell>
          <table:table-cell table:style-name="ce49" table:formula="of:=[.E4]/([.C4]*[.G4])" office:value-type="string" office:string-value="" calcext:value-type="error">
            <text:p>#DIV/0!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ABS([.H4]*[.J4])" office:value-type="string" office:string-value="" calcext:value-type="error">
            <text:p>#DIV/0!</text:p>
          </table:table-cell>
          <table:table-cell table:style-name="ce49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5]/([.B5]*[.F5])" office:value-type="string" office:string-value="" calcext:value-type="error">
            <text:p>#DIV/0!</text:p>
          </table:table-cell>
          <table:table-cell table:style-name="ce49" table:formula="of:=[.E5]/([.C5]*[.G5])" office:value-type="string" office:string-value="" calcext:value-type="error">
            <text:p>#DIV/0!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ABS([.H5]*[.J5])" office:value-type="string" office:string-value="" calcext:value-type="error">
            <text:p>#DIV/0!</text:p>
          </table:table-cell>
          <table:table-cell table:style-name="ce49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6]/([.B6]*[.F6])" office:value-type="string" office:string-value="" calcext:value-type="error">
            <text:p>#DIV/0!</text:p>
          </table:table-cell>
          <table:table-cell table:style-name="ce49" table:formula="of:=[.E6]/([.C6]*[.G6])" office:value-type="string" office:string-value="" calcext:value-type="error">
            <text:p>#DIV/0!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ABS([.H6]*[.J6])" office:value-type="string" office:string-value="" calcext:value-type="error">
            <text:p>#DIV/0!</text:p>
          </table:table-cell>
          <table:table-cell table:style-name="ce49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7]/([.B7]*[.F7])" office:value-type="string" office:string-value="" calcext:value-type="error">
            <text:p>#DIV/0!</text:p>
          </table:table-cell>
          <table:table-cell table:style-name="ce49" table:formula="of:=[.E7]/([.C7]*[.G7])" office:value-type="string" office:string-value="" calcext:value-type="error">
            <text:p>#DIV/0!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ABS([.H7]*[.J7])" office:value-type="string" office:string-value="" calcext:value-type="error">
            <text:p>#DIV/0!</text:p>
          </table:table-cell>
          <table:table-cell table:style-name="ce49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8]/([.B8]*[.F8])" office:value-type="string" office:string-value="" calcext:value-type="error">
            <text:p>#DIV/0!</text:p>
          </table:table-cell>
          <table:table-cell table:style-name="ce49" table:formula="of:=[.E8]/([.C8]*[.G8])" office:value-type="string" office:string-value="" calcext:value-type="error">
            <text:p>#DIV/0!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ABS([.H8]*[.J8])" office:value-type="string" office:string-value="" calcext:value-type="error">
            <text:p>#DIV/0!</text:p>
          </table:table-cell>
          <table:table-cell table:style-name="ce49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9]/([.B9]*[.F9])" office:value-type="string" office:string-value="" calcext:value-type="error">
            <text:p>#DIV/0!</text:p>
          </table:table-cell>
          <table:table-cell table:style-name="ce49" table:formula="of:=[.E9]/([.C9]*[.G9])" office:value-type="string" office:string-value="" calcext:value-type="error">
            <text:p>#DIV/0!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ABS([.H9]*[.J9])" office:value-type="string" office:string-value="" calcext:value-type="error">
            <text:p>#DIV/0!</text:p>
          </table:table-cell>
          <table:table-cell table:style-name="ce49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0]/([.B10]*[.F10])" office:value-type="string" office:string-value="" calcext:value-type="error">
            <text:p>#DIV/0!</text:p>
          </table:table-cell>
          <table:table-cell table:style-name="ce49" table:formula="of:=[.E10]/([.C10]*[.G10])" office:value-type="string" office:string-value="" calcext:value-type="error">
            <text:p>#DIV/0!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ABS([.H10]*[.J10])" office:value-type="string" office:string-value="" calcext:value-type="error">
            <text:p>#DIV/0!</text:p>
          </table:table-cell>
          <table:table-cell table:style-name="ce49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36"/>
          <table:table-cell table:number-columns-repeated="1012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3]/([.B13]*[.F13])" office:value-type="float" office:value="0.047789018085905" calcext:value-type="float">
            <text:p>4.779E-02</text:p>
          </table:table-cell>
          <table:table-cell table:style-name="ce49" table:formula="of:=[.E13]/([.C13]*[.G13])" office:value-type="float" office:value="0.0431359476068648" calcext:value-type="float">
            <text:p>4.314E-02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ABS([.H13]*[.J13])" office:value-type="float" office:value="7.30162411572457E+023" calcext:value-type="float">
            <text:p>7.302E+23</text:p>
          </table:table-cell>
          <table:table-cell table:style-name="ce49" table:formula="of:=ABS([.I13]*[.K13])" office:value-type="float" office:value="6.59068731512213E+023" calcext:value-type="float">
            <text:p>6.591E+23</text:p>
          </table:table-cell>
          <table:table-cell table:style-name="ce47" office:value-type="float" office:value="5" calcext:value-type="float">
            <text:p>5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4]/([.B14]*[.F14])" office:value-type="float" office:value="0.00475793273263337" calcext:value-type="float">
            <text:p>4.758E-03</text:p>
          </table:table-cell>
          <table:table-cell table:style-name="ce49" table:formula="of:=[.E14]/([.C14]*[.G14])" office:value-type="float" office:value="0.00470727566703907" calcext:value-type="float">
            <text:p>4.707E-03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ABS([.H14]*[.J14])" office:value-type="float" office:value="7.26958572765437E+019" calcext:value-type="float">
            <text:p>7.270E+19</text:p>
          </table:table-cell>
          <table:table-cell table:style-name="ce49" table:formula="of:=ABS([.I14]*[.K14])" office:value-type="float" office:value="7.19218743269247E+019" calcext:value-type="float">
            <text:p>7.192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5]/([.B15]*[.F15])" office:value-type="float" office:value="0.000918846543228353" calcext:value-type="float">
            <text:p>9.188E-04</text:p>
          </table:table-cell>
          <table:table-cell table:style-name="ce49" table:formula="of:=[.E15]/([.C15]*[.G15])" office:value-type="float" office:value="0.00091834870430749" calcext:value-type="float">
            <text:p>9.183E-04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ABS([.H15]*[.J15])" office:value-type="float" office:value="1.12311528420628E+017" calcext:value-type="float">
            <text:p>1.123E+17</text:p>
          </table:table-cell>
          <table:table-cell table:style-name="ce49" table:formula="of:=ABS([.I15]*[.K15])" office:value-type="float" office:value="1.12250677073337E+017" calcext:value-type="float">
            <text:p>1.123E+17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6]/([.B16]*[.F16])" office:value-type="float" office:value="0.000409488157564105" calcext:value-type="float">
            <text:p>4.095E-04</text:p>
          </table:table-cell>
          <table:table-cell table:style-name="ce49" table:formula="of:=[.E16]/([.C16]*[.G16])" office:value-type="float" office:value="0.000414859995531666" calcext:value-type="float">
            <text:p>4.149E-04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ABS([.H16]*[.J16])" office:value-type="float" office:value="6256518183736339" calcext:value-type="float">
            <text:p>6.257E+15</text:p>
          </table:table-cell>
          <table:table-cell table:style-name="ce49" table:formula="of:=ABS([.I16]*[.K16])" office:value-type="float" office:value="6338593822074834" calcext:value-type="float">
            <text:p>6.339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7]/([.B17]*[.F17])" office:value-type="float" office:value="0.000153992993322897" calcext:value-type="float">
            <text:p>1.540E-04</text:p>
          </table:table-cell>
          <table:table-cell table:style-name="ce49" table:formula="of:=[.E17]/([.C17]*[.G17])" office:value-type="float" office:value="0.000170244400355592" calcext:value-type="float">
            <text:p>1.702E-04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ABS([.H17]*[.J17])" office:value-type="float" office:value="294104953066275" calcext:value-type="float">
            <text:p>2.941E+14</text:p>
          </table:table-cell>
          <table:table-cell table:style-name="ce49" table:formula="of:=ABS([.I17]*[.K17])" office:value-type="float" office:value="325142854203696" calcext:value-type="float">
            <text:p>3.251E+14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8]/([.B18]*[.F18])" office:value-type="float" office:value="0.0000408378248546109" calcext:value-type="float">
            <text:p>4.084E-05</text:p>
          </table:table-cell>
          <table:table-cell table:style-name="ce49" table:formula="of:=[.E18]/([.C18]*[.G18])" office:value-type="float" office:value="0.0000729566762770122" calcext:value-type="float">
            <text:p>7.296E-05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ABS([.H18]*[.J18])" office:value-type="float" office:value="9749312536098.57" calcext:value-type="float">
            <text:p>9.749E+12</text:p>
          </table:table-cell>
          <table:table-cell table:style-name="ce49" table:formula="of:=ABS([.I18]*[.K18])" office:value-type="float" office:value="17417123491562.5" calcext:value-type="float">
            <text:p>1.742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9]/([.B19]*[.F19])" office:value-type="float" office:value="0.0000126273615156889" calcext:value-type="float">
            <text:p>1.263E-05</text:p>
          </table:table-cell>
          <table:table-cell table:style-name="ce49" table:formula="of:=[.E19]/([.C19]*[.G19])" office:value-type="float" office:value="0.0000518058166198587" calcext:value-type="float">
            <text:p>5.181E-05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ABS([.H19]*[.J19])" office:value-type="float" office:value="893203112635.671" calcext:value-type="float">
            <text:p>8.932E+11</text:p>
          </table:table-cell>
          <table:table-cell table:style-name="ce49" table:formula="of:=ABS([.I19]*[.K19])" office:value-type="float" office:value="3664511909316.79" calcext:value-type="float">
            <text:p>3.665E+12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0]/([.B20]*[.F20])" office:value-type="float" office:value="0.00000411913538817954" calcext:value-type="float">
            <text:p>4.119E-06</text:p>
          </table:table-cell>
          <table:table-cell table:style-name="ce49" table:formula="of:=[.E20]/([.C20]*[.G20])" office:value-type="float" office:value="0.0000433116558186075" calcext:value-type="float">
            <text:p>4.331E-05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ABS([.H20]*[.J20])" office:value-type="float" office:value="122921392180.036" calcext:value-type="float">
            <text:p>1.229E+11</text:p>
          </table:table-cell>
          <table:table-cell table:style-name="ce49" table:formula="of:=ABS([.I20]*[.K20])" office:value-type="float" office:value="1292487021942.42" calcext:value-type="float">
            <text:p>1.292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1]/([.B21]*[.F21])" office:value-type="float" office:value="0.00000000146145343784981" calcext:value-type="float">
            <text:p>1.461E-09</text:p>
          </table:table-cell>
          <table:table-cell table:style-name="ce49" table:formula="of:=[.E21]/([.C21]*[.G21])" office:value-type="float" office:value="0.000023749561060443" calcext:value-type="float">
            <text:p>2.375E-05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ABS([.H21]*[.J21])" office:value-type="float" office:value="22329363.7183143" calcext:value-type="float">
            <text:p>2.233E+07</text:p>
          </table:table-cell>
          <table:table-cell table:style-name="ce49" table:formula="of:=ABS([.I21]*[.K21])" office:value-type="float" office:value="362866563747.101" calcext:value-type="float">
            <text:p>3.629E+1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4"/>
          <table:table-cell table:style-name="ce36" table:number-columns-repeated="2"/>
          <table:table-cell/>
          <table:table-cell table:style-name="ce3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7"/>
          <table:table-cell table:style-name="ce36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36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36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36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36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36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36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36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36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36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36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36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36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37" table:formula="of:=ABS([.I53]*[.K53])" office:value-type="string" office:string-value="" calcext:value-type="error">
            <text:p>#DIV/0!</text:p>
          </table:table-cell>
          <table:table-cell table:style-name="ce37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38" table:formula="of:=ABS([.I54]*[.K54])" office:value-type="string" office:string-value="" calcext:value-type="error">
            <text:p>#DIV/0!</text:p>
          </table:table-cell>
          <table:table-cell table:style-name="ce40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36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39" table:formula="of:=ABS([.I57]*[.K57])" office:value-type="string" office:string-value="" calcext:value-type="error">
            <text:p>#DIV/0!</text:p>
          </table:table-cell>
          <table:table-cell table:style-name="ce39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37" table:formula="of:=ABS([.I60]*[.K60])" office:value-type="string" office:string-value="" calcext:value-type="error">
            <text:p>#DIV/0!</text:p>
          </table:table-cell>
          <table:table-cell table:style-name="ce37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40" table:formula="of:=ABS([.I61]*[.K61])" office:value-type="string" office:string-value="" calcext:value-type="error">
            <text:p>#DIV/0!</text:p>
          </table:table-cell>
          <table:table-cell table:style-name="ce40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36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39" table:formula="of:=ABS([.I64]*[.K64])" office:value-type="string" office:string-value="" calcext:value-type="error">
            <text:p>#DIV/0!</text:p>
          </table:table-cell>
          <table:table-cell table:style-name="ce4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1011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office:value-type="string" calcext:value-type="string">
            <text:p>bias</text:p>
          </table:table-cell>
          <table:table-cell/>
          <table:table-cell table:style-name="ce30" table:number-columns-repeated="1009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]/([.B2]*[.F2])" office:value-type="float" office:value="0.0797275742242695" calcext:value-type="float">
            <text:p>7.973E-02</text:p>
          </table:table-cell>
          <table:table-cell table:style-name="ce49" table:formula="of:=[.E2]/([.C2]*[.G2])" office:value-type="float" office:value="0.0236315016893838" calcext:value-type="float">
            <text:p>2.363E-02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ABS([.H2]*[.J2])" office:value-type="float" office:value="1.21814760369777E+024" calcext:value-type="float">
            <text:p>1.218E+24</text:p>
          </table:table-cell>
          <table:table-cell table:style-name="ce49" table:formula="of:=ABS([.I2]*[.K2])" office:value-type="float" office:value="3.61062749428791E+023" calcext:value-type="float">
            <text:p>3.611E+23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3]/([.B3]*[.F3])" office:value-type="float" office:value="0.00799905535261398" calcext:value-type="float">
            <text:p>7.999E-03</text:p>
          </table:table-cell>
          <table:table-cell table:style-name="ce49" table:formula="of:=[.E3]/([.C3]*[.G3])" office:value-type="float" office:value="0.0078135308621766" calcext:value-type="float">
            <text:p>7.814E-03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ABS([.H3]*[.J3])" office:value-type="float" office:value="1.22216563145683E+020" calcext:value-type="float">
            <text:p>1.222E+20</text:p>
          </table:table-cell>
          <table:table-cell table:style-name="ce49" table:formula="of:=ABS([.I3]*[.K3])" office:value-type="float" office:value="1.19381957732783E+020" calcext:value-type="float">
            <text:p>1.194E+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4]/([.B4]*[.F4])" office:value-type="float" office:value="0.00182862531057373" calcext:value-type="float">
            <text:p>1.829E-03</text:p>
          </table:table-cell>
          <table:table-cell table:style-name="ce49" table:formula="of:=[.E4]/([.C4]*[.G4])" office:value-type="float" office:value="0.00182594444994219" calcext:value-type="float">
            <text:p>1.826E-03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ABS([.H4]*[.J4])" office:value-type="float" office:value="2.23514693560905E+017" calcext:value-type="float">
            <text:p>2.235E+17</text:p>
          </table:table-cell>
          <table:table-cell table:style-name="ce49" table:formula="of:=ABS([.I4]*[.K4])" office:value-type="float" office:value="2.23187009294984E+017" calcext:value-type="float">
            <text:p>2.232E+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5]/([.B5]*[.F5])" office:value-type="float" office:value="0.00139775285480499" calcext:value-type="float">
            <text:p>1.398E-03</text:p>
          </table:table-cell>
          <table:table-cell table:style-name="ce49" table:formula="of:=[.E5]/([.C5]*[.G5])" office:value-type="float" office:value="0.00139586184839294" calcext:value-type="float">
            <text:p>1.396E-03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ABS([.H5]*[.J5])" office:value-type="float" office:value="2.13560905020502E+016" calcext:value-type="float">
            <text:p>2.136E+16</text:p>
          </table:table-cell>
          <table:table-cell table:style-name="ce49" table:formula="of:=ABS([.I5]*[.K5])" office:value-type="float" office:value="2.13271980523322E+016" calcext:value-type="float">
            <text:p>2.133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6]/([.B6]*[.F6])" office:value-type="float" office:value="0.0013442246060374" calcext:value-type="float">
            <text:p>1.344E-03</text:p>
          </table:table-cell>
          <table:table-cell table:style-name="ce49" table:formula="of:=[.E6]/([.C6]*[.G6])" office:value-type="float" office:value="0.00134290197715719" calcext:value-type="float">
            <text:p>1.343E-03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ABS([.H6]*[.J6])" office:value-type="float" office:value="2567279888119280" calcext:value-type="float">
            <text:p>2.567E+15</text:p>
          </table:table-cell>
          <table:table-cell table:style-name="ce49" table:formula="of:=ABS([.I6]*[.K6])" office:value-type="float" office:value="2564753853029360" calcext:value-type="float">
            <text:p>2.565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7]/([.B7]*[.F7])" office:value-type="float" office:value="0.00132206267132889" calcext:value-type="float">
            <text:p>1.322E-03</text:p>
          </table:table-cell>
          <table:table-cell table:style-name="ce49" table:formula="of:=[.E7]/([.C7]*[.G7])" office:value-type="float" office:value="0.00136404134087146" calcext:value-type="float">
            <text:p>1.364E-03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ABS([.H7]*[.J7])" office:value-type="float" office:value="315619213828902" calcext:value-type="float">
            <text:p>3.156E+14</text:p>
          </table:table-cell>
          <table:table-cell table:style-name="ce49" table:formula="of:=ABS([.I7]*[.K7])" office:value-type="float" office:value="325640882972085" calcext:value-type="float">
            <text:p>3.256E+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8]/([.B8]*[.F8])" office:value-type="float" office:value="0.00134345907039526" calcext:value-type="float">
            <text:p>1.343E-03</text:p>
          </table:table-cell>
          <table:table-cell table:style-name="ce49" table:formula="of:=[.E8]/([.C8]*[.G8])" office:value-type="float" office:value="0.00134192440443621" calcext:value-type="float">
            <text:p>1.342E-03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ABS([.H8]*[.J8])" office:value-type="float" office:value="95030289731132.2" calcext:value-type="float">
            <text:p>9.503E+13</text:p>
          </table:table-cell>
          <table:table-cell table:style-name="ce49" table:formula="of:=ABS([.I8]*[.K8])" office:value-type="float" office:value="94921734320742.3" calcext:value-type="float">
            <text:p>9.492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9]/([.B9]*[.F9])" office:value-type="float" office:value="0.00134366933687714" calcext:value-type="float">
            <text:p>1.344E-03</text:p>
          </table:table-cell>
          <table:table-cell table:style-name="ce49" table:formula="of:=[.E9]/([.C9]*[.G9])" office:value-type="float" office:value="0.00134171372771608" calcext:value-type="float">
            <text:p>1.342E-03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ABS([.H9]*[.J9])" office:value-type="float" office:value="40097178158438.5" calcext:value-type="float">
            <text:p>4.010E+13</text:p>
          </table:table-cell>
          <table:table-cell table:style-name="ce49" table:formula="of:=ABS([.I9]*[.K9])" office:value-type="float" office:value="40038819746300.1" calcext:value-type="float">
            <text:p>4.004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0]/([.B10]*[.F10])" office:value-type="float" office:value="0.00124838034163377" calcext:value-type="float">
            <text:p>1.248E-03</text:p>
          </table:table-cell>
          <table:table-cell table:style-name="ce49" table:formula="of:=[.E10]/([.C10]*[.G10])" office:value-type="float" office:value="0.0014445055196009" calcext:value-type="float">
            <text:p>1.445E-03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ABS([.H10]*[.J10])" office:value-type="float" office:value="19073846614057.3" calcext:value-type="float">
            <text:p>1.907E+13</text:p>
          </table:table-cell>
          <table:table-cell table:style-name="ce49" table:formula="of:=ABS([.I10]*[.K10])" office:value-type="float" office:value="22070418601728.9" calcext:value-type="float">
            <text:p>2.207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36"/>
          <table:table-cell table:number-columns-repeated="1012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3]/([.B13]*[.F13])" office:value-type="float" office:value="0.0797275743647381" calcext:value-type="float">
            <text:p>7.973E-02</text:p>
          </table:table-cell>
          <table:table-cell table:style-name="ce49" table:formula="of:=[.E13]/([.C13]*[.G13])" office:value-type="float" office:value="0.0244506703500588" calcext:value-type="float">
            <text:p>2.445E-02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ABS([.H13]*[.J13])" office:value-type="float" office:value="1.21814760584398E+024" calcext:value-type="float">
            <text:p>1.218E+24</text:p>
          </table:table-cell>
          <table:table-cell table:style-name="ce49" table:formula="of:=ABS([.I13]*[.K13])" office:value-type="float" office:value="3.73578724619741E+023" calcext:value-type="float">
            <text:p>3.736E+23</text:p>
          </table:table-cell>
          <table:table-cell table:style-name="ce47" office:value-type="float" office:value="5" calcext:value-type="float">
            <text:p>5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4]/([.B14]*[.F14])" office:value-type="float" office:value="0.00799919798688253" calcext:value-type="float">
            <text:p>7.999E-03</text:p>
          </table:table-cell>
          <table:table-cell table:style-name="ce49" table:formula="of:=[.E14]/([.C14]*[.G14])" office:value-type="float" office:value="0.0078221685442253" calcext:value-type="float">
            <text:p>7.822E-03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ABS([.H14]*[.J14])" office:value-type="float" office:value="1.22218742436777E+020" calcext:value-type="float">
            <text:p>1.222E+20</text:p>
          </table:table-cell>
          <table:table-cell table:style-name="ce49" table:formula="of:=ABS([.I14]*[.K14])" office:value-type="float" office:value="1.19513931793094E+020" calcext:value-type="float">
            <text:p>1.195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5]/([.B15]*[.F15])" office:value-type="float" office:value="0.00184166409652693" calcext:value-type="float">
            <text:p>1.842E-03</text:p>
          </table:table-cell>
          <table:table-cell table:style-name="ce49" table:formula="of:=[.E15]/([.C15]*[.G15])" office:value-type="float" office:value="0.0018214446545651" calcext:value-type="float">
            <text:p>1.821E-03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ABS([.H15]*[.J15])" office:value-type="float" office:value="2.25108437358436E+017" calcext:value-type="float">
            <text:p>2.251E+17</text:p>
          </table:table-cell>
          <table:table-cell table:style-name="ce49" table:formula="of:=ABS([.I15]*[.K15])" office:value-type="float" office:value="2.22636994822921E+017" calcext:value-type="float">
            <text:p>2.226E+17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6]/([.B16]*[.F16])" office:value-type="float" office:value="0.00147271378733069" calcext:value-type="float">
            <text:p>1.473E-03</text:p>
          </table:table-cell>
          <table:table-cell table:style-name="ce49" table:formula="of:=[.E16]/([.C16]*[.G16])" office:value-type="float" office:value="0.00134135433910039" calcext:value-type="float">
            <text:p>1.341E-03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ABS([.H16]*[.J16])" office:value-type="float" office:value="2.25014091852735E+016" calcext:value-type="float">
            <text:p>2.250E+16</text:p>
          </table:table-cell>
          <table:table-cell table:style-name="ce49" table:formula="of:=ABS([.I16]*[.K16])" office:value-type="float" office:value="2.04943846565366E+016" calcext:value-type="float">
            <text:p>2.049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7]/([.B17]*[.F17])" office:value-type="float" office:value="0.00181244162142107" calcext:value-type="float">
            <text:p>1.812E-03</text:p>
          </table:table-cell>
          <table:table-cell table:style-name="ce49" table:formula="of:=[.E17]/([.C17]*[.G17])" office:value-type="float" office:value="0.00102546086380088" calcext:value-type="float">
            <text:p>1.025E-03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ABS([.H17]*[.J17])" office:value-type="float" office:value="3461508517375829" calcext:value-type="float">
            <text:p>3.462E+15</text:p>
          </table:table-cell>
          <table:table-cell table:style-name="ce49" table:formula="of:=ABS([.I17]*[.K17])" office:value-type="float" office:value="1958485985054340" calcext:value-type="float">
            <text:p>1.958E+1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8]/([.B18]*[.F18])" office:value-type="float" office:value="0.00396047444819682" calcext:value-type="float">
            <text:p>3.960E-03</text:p>
          </table:table-cell>
          <table:table-cell table:style-name="ce49" table:formula="of:=[.E18]/([.C18]*[.G18])" office:value-type="float" office:value="0.00049257309797303" calcext:value-type="float">
            <text:p>4.926E-04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ABS([.H18]*[.J18])" office:value-type="float" office:value="945493628129505" calcext:value-type="float">
            <text:p>9.455E+14</text:p>
          </table:table-cell>
          <table:table-cell table:style-name="ce49" table:formula="of:=ABS([.I18]*[.K18])" office:value-type="float" office:value="117593165064744" calcext:value-type="float">
            <text:p>1.176E+1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9]/([.B19]*[.F19])" office:value-type="float" office:value="0.00744257869348561" calcext:value-type="float">
            <text:p>7.443E-03</text:p>
          </table:table-cell>
          <table:table-cell table:style-name="ce49" table:formula="of:=[.E19]/([.C19]*[.G19])" office:value-type="float" office:value="0.000275478723023585" calcext:value-type="float">
            <text:p>2.755E-04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ABS([.H19]*[.J19])" office:value-type="float" office:value="526454750408291" calcext:value-type="float">
            <text:p>5.265E+14</text:p>
          </table:table-cell>
          <table:table-cell table:style-name="ce49" table:formula="of:=ABS([.I19]*[.K19])" office:value-type="float" office:value="19486133549265.2" calcext:value-type="float">
            <text:p>1.949E+13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0]/([.B20]*[.F20])" office:value-type="float" office:value="0.0121371234670851" calcext:value-type="float">
            <text:p>1.214E-02</text:p>
          </table:table-cell>
          <table:table-cell table:style-name="ce49" table:formula="of:=[.E20]/([.C20]*[.G20])" office:value-type="float" office:value="0.000178521654236033" calcext:value-type="float">
            <text:p>1.785E-04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ABS([.H20]*[.J20])" office:value-type="float" office:value="362190599006857" calcext:value-type="float">
            <text:p>3.622E+14</text:p>
          </table:table-cell>
          <table:table-cell table:style-name="ce49" table:formula="of:=ABS([.I20]*[.K20])" office:value-type="float" office:value="5327363197613.77" calcext:value-type="float">
            <text:p>5.32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1]/([.B21]*[.F21])" office:value-type="float" office:value="0.0175395377841808" calcext:value-type="float">
            <text:p>1.754E-02</text:p>
          </table:table-cell>
          <table:table-cell table:style-name="ce49" table:formula="of:=[.E21]/([.C21]*[.G21])" office:value-type="float" office:value="0.000130144388521346" calcext:value-type="float">
            <text:p>1.301E-04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ABS([.H21]*[.J21])" office:value-type="float" office:value="267984397238346" calcext:value-type="float">
            <text:p>2.680E+14</text:p>
          </table:table-cell>
          <table:table-cell table:style-name="ce49" table:formula="of:=ABS([.I21]*[.K21])" office:value-type="float" office:value="1988459783889.06" calcext:value-type="float">
            <text:p>1.988E+12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4"/>
          <table:table-cell table:style-name="ce36" table:number-columns-repeated="2"/>
          <table:table-cell/>
          <table:table-cell table:style-name="ce3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7"/>
          <table:table-cell table:style-name="ce36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36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36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36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36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36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36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36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36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36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36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36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36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37" table:formula="of:=ABS([.I53]*[.K53])" office:value-type="string" office:string-value="" calcext:value-type="error">
            <text:p>#DIV/0!</text:p>
          </table:table-cell>
          <table:table-cell table:style-name="ce37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38" table:formula="of:=ABS([.I54]*[.K54])" office:value-type="string" office:string-value="" calcext:value-type="error">
            <text:p>#DIV/0!</text:p>
          </table:table-cell>
          <table:table-cell table:style-name="ce40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36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39" table:formula="of:=ABS([.I57]*[.K57])" office:value-type="string" office:string-value="" calcext:value-type="error">
            <text:p>#DIV/0!</text:p>
          </table:table-cell>
          <table:table-cell table:style-name="ce39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37" table:formula="of:=ABS([.I60]*[.K60])" office:value-type="string" office:string-value="" calcext:value-type="error">
            <text:p>#DIV/0!</text:p>
          </table:table-cell>
          <table:table-cell table:style-name="ce37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40" table:formula="of:=ABS([.I61]*[.K61])" office:value-type="string" office:string-value="" calcext:value-type="error">
            <text:p>#DIV/0!</text:p>
          </table:table-cell>
          <table:table-cell table:style-name="ce40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36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39" table:formula="of:=ABS([.I64]*[.K64])" office:value-type="string" office:string-value="" calcext:value-type="error">
            <text:p>#DIV/0!</text:p>
          </table:table-cell>
          <table:table-cell table:style-name="ce4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H2:Neutron.H10 Neutron.A2:Neutron.A10 Neutron.I2:Neutron.I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H13:Neutron.H21 Neutron.A13:Neutron.A21 Neutron.I13:Neutron.I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L13:Neutron.L21 Neutron.A13:Neutron.A21 Neutron.M13:Neutron.M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L2:Neutron.L10 Neutron.A2:Neutron.A10 Neutron.M2:Neutr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36"/>
        <table:table-column table:style-name="co1" table:number-columns-repeated="2" table:default-cell-style-name="Default"/>
        <table:table-column table:style-name="co1" table:default-cell-style-name="ce36"/>
        <table:table-column table:style-name="co1" table:number-columns-repeated="1011" table:default-cell-style-name="Default"/>
        <table:table-row table:style-name="ro1">
          <table:table-cell table:style-name="ce30" office:value-type="string" calcext:value-type="string">
            <text:p>size (nm)</text:p>
          </table:table-cell>
          <table:table-cell table:style-name="ce30" office:value-type="string" calcext:value-type="string">
            <text:p>xi</text:p>
          </table:table-cell>
          <table:table-cell table:style-name="ce30" office:value-type="string" calcext:value-type="string">
            <text:p>xv</text:p>
          </table:table-cell>
          <table:table-cell table:style-name="ce30" office:value-type="string" calcext:value-type="string">
            <text:p>ji_ND</text:p>
          </table:table-cell>
          <table:table-cell table:style-name="ce30" office:value-type="string" calcext:value-type="string">
            <text:p>jv_ND</text:p>
          </table:table-cell>
          <table:table-cell table:style-name="ce30" office:value-type="string" calcext:value-type="string">
            <text:p>Di_ND</text:p>
          </table:table-cell>
          <table:table-cell table:style-name="ce30" office:value-type="string" calcext:value-type="string">
            <text:p>Dv_ND</text:p>
          </table:table-cell>
          <table:table-cell table:style-name="ce30" office:value-type="string" calcext:value-type="string">
            <text:p>zi (m)</text:p>
          </table:table-cell>
          <table:table-cell table:style-name="ce30" office:value-type="string" calcext:value-type="string">
            <text:p>zv(m)</text:p>
          </table:table-cell>
          <table:table-cell table:style-name="ce30" office:value-type="string" calcext:value-type="string">
            <text:p>rho_i(1/m3)</text:p>
          </table:table-cell>
          <table:table-cell table:style-name="ce30" office:value-type="string" calcext:value-type="string">
            <text:p>rho_v(1/m3)</text:p>
          </table:table-cell>
          <table:table-cell table:style-name="ce30" office:value-type="string" calcext:value-type="string">
            <text:p>ksi(1/m2)</text:p>
          </table:table-cell>
          <table:table-cell table:style-name="ce30" office:value-type="string" calcext:value-type="string">
            <text:p>ksv(1/m2)</text:p>
          </table:table-cell>
          <table:table-cell table:style-name="ce30" office:value-type="string" calcext:value-type="string">
            <text:p>bias</text:p>
          </table:table-cell>
          <table:table-cell/>
          <table:table-cell table:style-name="ce30" table:number-columns-repeated="1009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]/([.B2]*[.F2])" office:value-type="string" office:string-value="" calcext:value-type="error">
            <text:p>#DIV/0!</text:p>
          </table:table-cell>
          <table:table-cell table:style-name="ce49" table:formula="of:=[.E2]/([.C2]*[.G2])" office:value-type="string" office:string-value="" calcext:value-type="error">
            <text:p>#DIV/0!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6/(PI()*([.A2]*0.000000001)^3)" office:value-type="float" office:value="1.5278874536822E+025" calcext:value-type="float">
            <text:p>1.528E+25</text:p>
          </table:table-cell>
          <table:table-cell table:style-name="ce49" table:formula="of:=ABS([.H2]*[.J2])" office:value-type="string" office:string-value="" calcext:value-type="error">
            <text:p>#DIV/0!</text:p>
          </table:table-cell>
          <table:table-cell table:style-name="ce49" table:formula="of:=ABS([.I2]*[.K2])" office:value-type="string" office:string-value="" calcext:value-type="error">
            <text:p>#DIV/0!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3]/([.B3]*[.F3])" office:value-type="string" office:string-value="" calcext:value-type="error">
            <text:p>#DIV/0!</text:p>
          </table:table-cell>
          <table:table-cell table:style-name="ce49" table:formula="of:=[.E3]/([.C3]*[.G3])" office:value-type="string" office:string-value="" calcext:value-type="error">
            <text:p>#DIV/0!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6/(PI()*([.A3]*0.000000001)^3)" office:value-type="float" office:value="1.52788745368219E+022" calcext:value-type="float">
            <text:p>1.528E+22</text:p>
          </table:table-cell>
          <table:table-cell table:style-name="ce49" table:formula="of:=ABS([.H3]*[.J3])" office:value-type="string" office:string-value="" calcext:value-type="error">
            <text:p>#DIV/0!</text:p>
          </table:table-cell>
          <table:table-cell table:style-name="ce49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4]/([.B4]*[.F4])" office:value-type="string" office:string-value="" calcext:value-type="error">
            <text:p>#DIV/0!</text:p>
          </table:table-cell>
          <table:table-cell table:style-name="ce49" table:formula="of:=[.E4]/([.C4]*[.G4])" office:value-type="string" office:string-value="" calcext:value-type="error">
            <text:p>#DIV/0!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6/(PI()*([.A4]*0.000000001)^3)" office:value-type="float" office:value="1.22230996294576E+020" calcext:value-type="float">
            <text:p>1.222E+20</text:p>
          </table:table-cell>
          <table:table-cell table:style-name="ce49" table:formula="of:=ABS([.H4]*[.J4])" office:value-type="string" office:string-value="" calcext:value-type="error">
            <text:p>#DIV/0!</text:p>
          </table:table-cell>
          <table:table-cell table:style-name="ce49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5]/([.B5]*[.F5])" office:value-type="string" office:string-value="" calcext:value-type="error">
            <text:p>#DIV/0!</text:p>
          </table:table-cell>
          <table:table-cell table:style-name="ce49" table:formula="of:=[.E5]/([.C5]*[.G5])" office:value-type="string" office:string-value="" calcext:value-type="error">
            <text:p>#DIV/0!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6/(PI()*([.A5]*0.000000001)^3)" office:value-type="float" office:value="1.52788745368219E+019" calcext:value-type="float">
            <text:p>1.528E+19</text:p>
          </table:table-cell>
          <table:table-cell table:style-name="ce49" table:formula="of:=ABS([.H5]*[.J5])" office:value-type="string" office:string-value="" calcext:value-type="error">
            <text:p>#DIV/0!</text:p>
          </table:table-cell>
          <table:table-cell table:style-name="ce49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6]/([.B6]*[.F6])" office:value-type="string" office:string-value="" calcext:value-type="error">
            <text:p>#DIV/0!</text:p>
          </table:table-cell>
          <table:table-cell table:style-name="ce49" table:formula="of:=[.E6]/([.C6]*[.G6])" office:value-type="string" office:string-value="" calcext:value-type="error">
            <text:p>#DIV/0!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6/(PI()*([.A6]*0.000000001)^3)" office:value-type="float" office:value="1.90985931710274E+018" calcext:value-type="float">
            <text:p>1.910E+18</text:p>
          </table:table-cell>
          <table:table-cell table:style-name="ce49" table:formula="of:=ABS([.H6]*[.J6])" office:value-type="string" office:string-value="" calcext:value-type="error">
            <text:p>#DIV/0!</text:p>
          </table:table-cell>
          <table:table-cell table:style-name="ce49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7]/([.B7]*[.F7])" office:value-type="string" office:string-value="" calcext:value-type="error">
            <text:p>#DIV/0!</text:p>
          </table:table-cell>
          <table:table-cell table:style-name="ce49" table:formula="of:=[.E7]/([.C7]*[.G7])" office:value-type="string" office:string-value="" calcext:value-type="error">
            <text:p>#DIV/0!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6/(PI()*([.A7]*0.000000001)^3)" office:value-type="float" office:value="2.38732414637843E+017" calcext:value-type="float">
            <text:p>2.387E+17</text:p>
          </table:table-cell>
          <table:table-cell table:style-name="ce49" table:formula="of:=ABS([.H7]*[.J7])" office:value-type="string" office:string-value="" calcext:value-type="error">
            <text:p>#DIV/0!</text:p>
          </table:table-cell>
          <table:table-cell table:style-name="ce49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8]/([.B8]*[.F8])" office:value-type="string" office:string-value="" calcext:value-type="error">
            <text:p>#DIV/0!</text:p>
          </table:table-cell>
          <table:table-cell table:style-name="ce49" table:formula="of:=[.E8]/([.C8]*[.G8])" office:value-type="string" office:string-value="" calcext:value-type="error">
            <text:p>#DIV/0!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6/(PI()*([.A8]*0.000000001)^3)" office:value-type="float" office:value="7.07355302630646E+016" calcext:value-type="float">
            <text:p>7.074E+16</text:p>
          </table:table-cell>
          <table:table-cell table:style-name="ce49" table:formula="of:=ABS([.H8]*[.J8])" office:value-type="string" office:string-value="" calcext:value-type="error">
            <text:p>#DIV/0!</text:p>
          </table:table-cell>
          <table:table-cell table:style-name="ce49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9]/([.B9]*[.F9])" office:value-type="string" office:string-value="" calcext:value-type="error">
            <text:p>#DIV/0!</text:p>
          </table:table-cell>
          <table:table-cell table:style-name="ce49" table:formula="of:=[.E9]/([.C9]*[.G9])" office:value-type="string" office:string-value="" calcext:value-type="error">
            <text:p>#DIV/0!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6/(PI()*([.A9]*0.000000001)^3)" office:value-type="float" office:value="2.98415518297304E+016" calcext:value-type="float">
            <text:p>2.984E+16</text:p>
          </table:table-cell>
          <table:table-cell table:style-name="ce49" table:formula="of:=ABS([.H9]*[.J9])" office:value-type="string" office:string-value="" calcext:value-type="error">
            <text:p>#DIV/0!</text:p>
          </table:table-cell>
          <table:table-cell table:style-name="ce49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0]/([.B10]*[.F10])" office:value-type="string" office:string-value="" calcext:value-type="error">
            <text:p>#DIV/0!</text:p>
          </table:table-cell>
          <table:table-cell table:style-name="ce49" table:formula="of:=[.E10]/([.C10]*[.G10])" office:value-type="string" office:string-value="" calcext:value-type="error">
            <text:p>#DIV/0!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6/(PI()*([.A10]*0.000000001)^3)" office:value-type="float" office:value="1.52788745368219E+016" calcext:value-type="float">
            <text:p>1.528E+16</text:p>
          </table:table-cell>
          <table:table-cell table:style-name="ce49" table:formula="of:=ABS([.H10]*[.J10])" office:value-type="string" office:string-value="" calcext:value-type="error">
            <text:p>#DIV/0!</text:p>
          </table:table-cell>
          <table:table-cell table:style-name="ce49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36"/>
          <table:table-cell table:number-columns-repeated="1012"/>
        </table:table-row>
        <table:table-row table:style-name="ro1">
          <table:table-cell table:style-name="ce47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3]/([.B13]*[.F13])" office:value-type="float" office:value="0.0797305191543008" calcext:value-type="float">
            <text:p>7.973E-02</text:p>
          </table:table-cell>
          <table:table-cell table:style-name="ce49" table:formula="of:=[.E13]/([.C13]*[.G13])" office:value-type="float" office:value="0.0795504039533173" calcext:value-type="float">
            <text:p>7.955E-02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6/(PI()*([.A13]*0.000000001)^3)" office:value-type="float" office:value="1.5278874536822E+025" calcext:value-type="float">
            <text:p>1.528E+25</text:p>
          </table:table-cell>
          <table:table-cell table:style-name="ce49" table:formula="of:=ABS([.H13]*[.J13])" office:value-type="float" office:value="1.21819259891424E+024" calcext:value-type="float">
            <text:p>1.218E+24</text:p>
          </table:table-cell>
          <table:table-cell table:style-name="ce49" table:formula="of:=ABS([.I13]*[.K13])" office:value-type="float" office:value="1.21544064135624E+024" calcext:value-type="float">
            <text:p>1.215E+24</text:p>
          </table:table-cell>
          <table:table-cell table:style-name="ce47" office:value-type="float" office:value="5" calcext:value-type="float">
            <text:p>5</text:p>
          </table:table-cell>
          <table:table-cell/>
          <table:table-cell table:style-name="ce47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4]/([.B14]*[.F14])" office:value-type="float" office:value="0.00967897082477828" calcext:value-type="float">
            <text:p>9.679E-03</text:p>
          </table:table-cell>
          <table:table-cell table:style-name="ce49" table:formula="of:=[.E14]/([.C14]*[.G14])" office:value-type="float" office:value="0.00953813949731245" calcext:value-type="float">
            <text:p>9.538E-03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6/(PI()*([.A14]*0.000000001)^3)" office:value-type="float" office:value="1.52788745368219E+022" calcext:value-type="float">
            <text:p>1.528E+22</text:p>
          </table:table-cell>
          <table:table-cell table:style-name="ce49" table:formula="of:=ABS([.H14]*[.J14])" office:value-type="float" office:value="1.47883780877347E+020" calcext:value-type="float">
            <text:p>1.479E+20</text:p>
          </table:table-cell>
          <table:table-cell table:style-name="ce49" table:formula="of:=ABS([.I14]*[.K14])" office:value-type="float" office:value="1.45732036694143E+020" calcext:value-type="float">
            <text:p>1.457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5]/([.B15]*[.F15])" office:value-type="float" office:value="0.0138985391572798" calcext:value-type="float">
            <text:p>1.390E-02</text:p>
          </table:table-cell>
          <table:table-cell table:style-name="ce49" table:formula="of:=[.E15]/([.C15]*[.G15])" office:value-type="float" office:value="0.00430436924573461" calcext:value-type="float">
            <text:p>4.304E-03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6/(PI()*([.A15]*0.000000001)^3)" office:value-type="float" office:value="1.22230996294576E+020" calcext:value-type="float">
            <text:p>1.222E+20</text:p>
          </table:table-cell>
          <table:table-cell table:style-name="ce49" table:formula="of:=ABS([.H15]*[.J15])" office:value-type="float" office:value="1.69883228823348E+018" calcext:value-type="float">
            <text:p>1.699E+18</text:p>
          </table:table-cell>
          <table:table-cell table:style-name="ce49" table:formula="of:=ABS([.I15]*[.K15])" office:value-type="float" office:value="5.26127341325873E+017" calcext:value-type="float">
            <text:p>5.261E+17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6]/([.B16]*[.F16])" office:value-type="float" office:value="0.0396239450814177" calcext:value-type="float">
            <text:p>3.962E-02</text:p>
          </table:table-cell>
          <table:table-cell table:style-name="ce49" table:formula="of:=[.E16]/([.C16]*[.G16])" office:value-type="float" office:value="0.001632590776457" calcext:value-type="float">
            <text:p>1.633E-03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6/(PI()*([.A16]*0.000000001)^3)" office:value-type="float" office:value="1.52788745368219E+019" calcext:value-type="float">
            <text:p>1.528E+19</text:p>
          </table:table-cell>
          <table:table-cell table:style-name="ce49" table:formula="of:=ABS([.H16]*[.J16])" office:value-type="float" office:value="6.05409285552904E+017" calcext:value-type="float">
            <text:p>6.054E+17</text:p>
          </table:table-cell>
          <table:table-cell table:style-name="ce49" table:formula="of:=ABS([.I16]*[.K16])" office:value-type="float" office:value="2.49441496434592E+016" calcext:value-type="float">
            <text:p>2.494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7]/([.B17]*[.F17])" office:value-type="float" office:value="0.0376094715391628" calcext:value-type="float">
            <text:p>3.761E-02</text:p>
          </table:table-cell>
          <table:table-cell table:style-name="ce49" table:formula="of:=[.E17]/([.C17]*[.G17])" office:value-type="float" office:value="0.00166220624113419" calcext:value-type="float">
            <text:p>1.662E-03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6/(PI()*([.A17]*0.000000001)^3)" office:value-type="float" office:value="1.90985931710274E+018" calcext:value-type="float">
            <text:p>1.910E+18</text:p>
          </table:table-cell>
          <table:table-cell table:style-name="ce49" table:formula="of:=ABS([.H17]*[.J17])" office:value-type="float" office:value="7.18287996303805E+016" calcext:value-type="float">
            <text:p>7.183E+16</text:p>
          </table:table-cell>
          <table:table-cell table:style-name="ce49" table:formula="of:=ABS([.I17]*[.K17])" office:value-type="float" office:value="3174580076576460" calcext:value-type="float">
            <text:p>3.175E+15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8]/([.B18]*[.F18])" office:value-type="float" office:value="0.425845923937546" calcext:value-type="float">
            <text:p>4.258E-01</text:p>
          </table:table-cell>
          <table:table-cell table:style-name="ce49" table:formula="of:=[.E18]/([.C18]*[.G18])" office:value-type="float" office:value="0.000239175866504147" calcext:value-type="float">
            <text:p>2.392E-04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6/(PI()*([.A18]*0.000000001)^3)" office:value-type="float" office:value="2.38732414637843E+017" calcext:value-type="float">
            <text:p>2.387E+17</text:p>
          </table:table-cell>
          <table:table-cell table:style-name="ce49" table:formula="of:=ABS([.H18]*[.J18])" office:value-type="float" office:value="1.01663225685293E+017" calcext:value-type="float">
            <text:p>1.017E+17</text:p>
          </table:table-cell>
          <table:table-cell table:style-name="ce49" table:formula="of:=ABS([.I18]*[.K18])" office:value-type="float" office:value="57099032133633.3" calcext:value-type="float">
            <text:p>5.710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19]/([.B19]*[.F19])" office:value-type="float" office:value="0.830013062595649" calcext:value-type="float">
            <text:p>8.300E-01</text:p>
          </table:table-cell>
          <table:table-cell table:style-name="ce49" table:formula="of:=[.E19]/([.C19]*[.G19])" office:value-type="float" office:value="0.00015002461971965" calcext:value-type="float">
            <text:p>1.500E-04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6/(PI()*([.A19]*0.000000001)^3)" office:value-type="float" office:value="7.07355302630646E+016" calcext:value-type="float">
            <text:p>7.074E+16</text:p>
          </table:table-cell>
          <table:table-cell table:style-name="ce49" table:formula="of:=ABS([.H19]*[.J19])" office:value-type="float" office:value="5.87114141079735E+016" calcext:value-type="float">
            <text:p>5.871E+16</text:p>
          </table:table-cell>
          <table:table-cell table:style-name="ce49" table:formula="of:=ABS([.I19]*[.K19])" office:value-type="float" office:value="10612071028384" calcext:value-type="float">
            <text:p>1.061E+13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0]/([.B20]*[.F20])" office:value-type="float" office:value="1.31571408629562" calcext:value-type="float">
            <text:p>1.316E+00</text:p>
          </table:table-cell>
          <table:table-cell table:style-name="ce49" table:formula="of:=[.E20]/([.C20]*[.G20])" office:value-type="float" office:value="0.000109816335248415" calcext:value-type="float">
            <text:p>1.098E-04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6/(PI()*([.A20]*0.000000001)^3)" office:value-type="float" office:value="2.98415518297304E+016" calcext:value-type="float">
            <text:p>2.984E+16</text:p>
          </table:table-cell>
          <table:table-cell table:style-name="ce49" table:formula="of:=ABS([.H20]*[.J20])" office:value-type="float" office:value="3.92629500992972E+016" calcext:value-type="float">
            <text:p>3.926E+16</text:p>
          </table:table-cell>
          <table:table-cell table:style-name="ce49" table:formula="of:=ABS([.I20]*[.K20])" office:value-type="float" office:value="3277089860066.62" calcext:value-type="float">
            <text:p>3.27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.000181" calcext:value-type="float">
            <text:p>1.81E-04</text:p>
          </table:table-cell>
          <table:table-cell table:style-name="ce49" table:formula="of:=[.D21]/([.B21]*[.F21])" office:value-type="float" office:value="1.8550738570014" calcext:value-type="float">
            <text:p>1.855E+00</text:p>
          </table:table-cell>
          <table:table-cell table:style-name="ce49" table:formula="of:=[.E21]/([.C21]*[.G21])" office:value-type="float" office:value="0.000087145441528738" calcext:value-type="float">
            <text:p>8.715E-05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6/(PI()*([.A21]*0.000000001)^3)" office:value-type="float" office:value="1.52788745368219E+016" calcext:value-type="float">
            <text:p>1.528E+16</text:p>
          </table:table-cell>
          <table:table-cell table:style-name="ce49" table:formula="of:=ABS([.H21]*[.J21])" office:value-type="float" office:value="2.83434407176628E+016" calcext:value-type="float">
            <text:p>2.834E+16</text:p>
          </table:table-cell>
          <table:table-cell table:style-name="ce49" table:formula="of:=ABS([.I21]*[.K21])" office:value-type="float" office:value="1331484267573.54" calcext:value-type="float">
            <text:p>1.331E+12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4"/>
          <table:table-cell table:style-name="ce36" table:number-columns-repeated="2"/>
          <table:table-cell/>
          <table:table-cell table:style-name="ce3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 table:number-columns-repeated="7"/>
          <table:table-cell table:style-name="ce36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36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36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36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36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36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36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table:style-name="ce34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33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36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36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36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6" table:number-columns-repeated="4"/>
          <table:table-cell table:number-columns-repeated="7"/>
          <table:table-cell table:style-name="ce36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36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36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36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0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37" table:formula="of:=ABS([.I53]*[.K53])" office:value-type="string" office:string-value="" calcext:value-type="error">
            <text:p>#DIV/0!</text:p>
          </table:table-cell>
          <table:table-cell table:style-name="ce37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38" table:formula="of:=ABS([.I54]*[.K54])" office:value-type="string" office:string-value="" calcext:value-type="error">
            <text:p>#DIV/0!</text:p>
          </table:table-cell>
          <table:table-cell table:style-name="ce40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36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39" table:formula="of:=ABS([.I57]*[.K57])" office:value-type="string" office:string-value="" calcext:value-type="error">
            <text:p>#DIV/0!</text:p>
          </table:table-cell>
          <table:table-cell table:style-name="ce39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0" office:value-type="string" calcext:value-type="string">
            <text:p>5% Bias</text:p>
          </table:table-cell>
          <table:table-cell table:style-name="ce35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37" table:formula="of:=ABS([.I60]*[.K60])" office:value-type="string" office:string-value="" calcext:value-type="error">
            <text:p>#DIV/0!</text:p>
          </table:table-cell>
          <table:table-cell table:style-name="ce37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40" table:formula="of:=ABS([.I61]*[.K61])" office:value-type="string" office:string-value="" calcext:value-type="error">
            <text:p>#DIV/0!</text:p>
          </table:table-cell>
          <table:table-cell table:style-name="ce40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36"/>
          <table:table-cell/>
          <table:table-cell table:style-name="ce36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36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36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39" table:formula="of:=ABS([.I64]*[.K64])" office:value-type="string" office:string-value="" calcext:value-type="error">
            <text:p>#DIV/0!</text:p>
          </table:table-cell>
          <table:table-cell table:style-name="ce4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7:51:03.130503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10-03T17:53:43.583106224</dc:date>
    <meta:editing-duration>PT12H34M5S</meta:editing-duration>
    <meta:editing-cycles>85</meta:editing-cycles>
    <meta:generator>LibreOffice/6.0.7.3$Linux_X86_64 LibreOffice_project/00m0$Build-3</meta:generator>
    <meta:document-statistic meta:table-count="11" meta:cell-count="3093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6cm" svg:y="0.323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7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L13:Ion.M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13:Ion.L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M13:I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L13:Ion.L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M13:I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718027687.3827">
                <text:p>12718027687.3827</text:p>
              </table:table-cell>
              <table:table-cell office:value-type="float" office:value="675585724638.034">
                <text:p>675585724638.0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6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L2:Ion.M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2:Ion.L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M2:I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L2:Ion.L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M2:I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00150429800163E+015">
                <text:p>2.00150429800163E+015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H2:Neutr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H2:Neutron.H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I2:Neutr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H2:Neutron.H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I2:Neutr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H13:Neutr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H13:Neutron.H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I13:Neutr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H13:Neutron.H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I13:Neutr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8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L13:Neutron.M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13:Neutron.L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M13:Neutr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L13:Neutron.L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M13:Neutr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958485985054340">
                <text:p>1958485985054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L2:Neutron.M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2:Neutron.L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M2:Neutr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L2:Neutron.L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M2:Neutr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67279888119280">
                <text:p>2567279888119280</text:p>
              </table:table-cell>
              <table:table-cell office:value-type="float" office:value="2564753853029360">
                <text:p>2564753853029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7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9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8">
                <text:p>0.00958122858614698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">
                <text:p>0.007573506845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1">
                <text:p>0.00754856115200341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2">
                <text:p>1802086230859192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10 Ion.H2:I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H2:Ion.H10" loext:label-string="zi" chart:class="chart:scatter">
            <chart:domain table:cell-range-address="Ion.A2:Ion.A10"/>
            <chart:data-point chart:repeated="9"/>
          </chart:series>
          <chart:series chart:style-name="ch11" chart:values-cell-range-address="Ion.I2:I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0.0477728591537615">
                <text:p>0.0477728591537615</text:p>
                <draw:g>
                  <svg:desc>Ion.H2:Ion.H10</svg:desc>
                </draw:g>
              </table:table-cell>
              <table:table-cell office:value-type="float" office:value="0.0477674360656003">
                <text:p>0.0477674360656003</text:p>
                <draw:g>
                  <svg:desc>Ion.I2:I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13868559769514">
                <text:p>0.00413868559769514</text:p>
              </table:table-cell>
              <table:table-cell office:value-type="float" office:value="0.00413859072016638">
                <text:p>0.0041385907201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400555165165765">
                <text:p>0.000400555165165765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130998149973548">
                <text:p>0.000130998149973548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430943200861861">
                <text:p>0.0000430943200861861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146505548878853">
                <text:p>0.0000146505548878853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798927330819408">
                <text:p>0.00000798927330819408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527860856731269">
                <text:p>0.00000527860856731269</text:p>
              </table:table-cell>
              <table:table-cell office:value-type="float" office:value="0.00000526627987661407">
                <text:p>0.0000052662798766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1 Ion.H13:I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H13:Ion.H21" loext:label-string="zi" chart:class="chart:scatter">
            <chart:domain table:cell-range-address="Ion.A13:Ion.A21"/>
            <chart:data-point chart:repeated="9"/>
          </chart:series>
          <chart:series chart:style-name="ch11" chart:values-cell-range-address="Ion.I13:I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0.0477720505982079">
                <text:p>0.0477720505982079</text:p>
                <draw:g>
                  <svg:desc>Ion.H13:Ion.H21</svg:desc>
                </draw:g>
              </table:table-cell>
              <table:table-cell office:value-type="float" office:value="0.0477676965907831">
                <text:p>0.0477676965907831</text:p>
                <draw:g>
                  <svg:desc>Ion.I13:I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09819536613452">
                <text:p>0.00409819536613452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224414516188875">
                <text:p>0.000224414516188875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13321210152061">
                <text:p>0.000013321210152061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110069675265968">
                <text:p>0.00000110069675265968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00616608722383553">
                <text:p>0.000000616608722383553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0659901861267646">
                <text:p>0.000000659901861267646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074500841496544">
                <text:p>0.00000074500841496544</text:p>
              </table:table-cell>
              <table:table-cell office:value-type="float" office:value="0.000056756112504039">
                <text:p>0.000056756112504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0000832392965642359">
                <text:p>0.000000832392965642359</text:p>
              </table:table-cell>
              <table:table-cell office:value-type="float" office:value="0.0000442169822790207">
                <text:p>0.00004421698227902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